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54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1.102cm" svg:height="12.483cm" svg:x="7.909cm" svg:y="14.928cm">
            <draw:object draw:notify-on-update-of-ranges="Tabelle1.B29:Tabelle1.N29 Tabelle1.A38:Tabelle1.A38 Tabelle1.B1:Tabelle1.N1 Tabelle1.B2:Tabelle1.N2 Tabelle1.B2:Tabelle1.N2 Tabelle1.A39:Tabelle1.A39 Tabelle1.B3:Tabelle1.N3 Tabelle1.B4:Tabelle1.N4 Tabelle1.B4:Tabelle1.N4 Tabelle1.A40:Tabelle1.A40 Tabelle1.B5:Tabelle1.N5 Tabelle1.B6:Tabelle1.N6 Tabelle1.B6:Tabelle1.N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.8cm" svg:height="12.325cm" svg:x="29.394cm" svg:y="15.033cm">
            <draw:object draw:notify-on-update-of-ranges="Tabelle1.B29:Tabelle1.N29 Tabelle1.A38:Tabelle1.A38 Tabelle1.B7:Tabelle1.N7 Tabelle1.B8:Tabelle1.N8 Tabelle1.B8:Tabelle1.N8 Tabelle1.A39:Tabelle1.A39 Tabelle1.B9:Tabelle1.N9 Tabelle1.B10:Tabelle1.N10 Tabelle1.B10:Tabelle1.N10 Tabelle1.A40:Tabelle1.A40 Tabelle1.B11:Tabelle1.N11 Tabelle1.B12:Tabelle1.N12 Tabelle1.B12:Tabelle1.N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recall</text:p>
          </table:table-cell>
          <table:table-cell office:value-type="float" office:value="0.960066666666666" calcext:value-type="float">
            <text:p>0,9600666667</text:p>
          </table:table-cell>
          <table:table-cell office:value-type="float" office:value="0.960466666666666" calcext:value-type="float">
            <text:p>0,9604666667</text:p>
          </table:table-cell>
          <table:table-cell office:value-type="float" office:value="0.960833333333333" calcext:value-type="float">
            <text:p>0,9608333333</text:p>
          </table:table-cell>
          <table:table-cell office:value-type="float" office:value="0.961066666666666" calcext:value-type="float">
            <text:p>0,9610666667</text:p>
          </table:table-cell>
          <table:table-cell office:value-type="float" office:value="0.961266666666666" calcext:value-type="float">
            <text:p>0,9612666667</text:p>
          </table:table-cell>
          <table:table-cell office:value-type="float" office:value="0.961366666666666" calcext:value-type="float">
            <text:p>0,9613666667</text:p>
          </table:table-cell>
          <table:table-cell office:value-type="float" office:value="0.961566666666666" calcext:value-type="float">
            <text:p>0,9615666667</text:p>
          </table:table-cell>
          <table:table-cell office:value-type="float" office:value="0.961666666666666" calcext:value-type="float">
            <text:p>0,9616666667</text:p>
          </table:table-cell>
          <table:table-cell office:value-type="float" office:value="0.961733333333333" calcext:value-type="float">
            <text:p>0,9617333333</text:p>
          </table:table-cell>
          <table:table-cell office:value-type="float" office:value="0.961799999999999" calcext:value-type="float">
            <text:p>0,9618</text:p>
          </table:table-cell>
          <table:table-cell office:value-type="float" office:value="0.961866666666666" calcext:value-type="float">
            <text:p>0,9618666667</text:p>
          </table:table-cell>
          <table:table-cell office:value-type="float" office:value="0.961999999999999" calcext:value-type="float">
            <text:p>0,962</text:p>
          </table:table-cell>
          <table:table-cell office:value-type="float" office:value="0.962133333333333" calcext:value-type="float">
            <text:p>0,9621333333</text:p>
          </table:table-cell>
        </table:table-row>
        <table:table-row table:style-name="ro1">
          <table:table-cell office:value-type="string" calcext:value-type="string">
            <text:p>recall StdDev</text:p>
          </table:table-cell>
          <table:table-cell office:value-type="float" office:value="0.00959306708133203" calcext:value-type="float">
            <text:p>0,0095930671</text:p>
          </table:table-cell>
          <table:table-cell office:value-type="float" office:value="0.00968667382704971" calcext:value-type="float">
            <text:p>0,0096866738</text:p>
          </table:table-cell>
          <table:table-cell office:value-type="float" office:value="0.009539039049782" calcext:value-type="float">
            <text:p>0,009539039</text:p>
          </table:table-cell>
          <table:table-cell office:value-type="float" office:value="0.0094266618090368" calcext:value-type="float">
            <text:p>0,0094266618</text:p>
          </table:table-cell>
          <table:table-cell office:value-type="float" office:value="0.00949664717253626" calcext:value-type="float">
            <text:p>0,0094966472</text:p>
          </table:table-cell>
          <table:table-cell office:value-type="float" office:value="0.00946486206539468" calcext:value-type="float">
            <text:p>0,0094648621</text:p>
          </table:table-cell>
          <table:table-cell office:value-type="float" office:value="0.00946912994935413" calcext:value-type="float">
            <text:p>0,0094691299</text:p>
          </table:table-cell>
          <table:table-cell office:value-type="float" office:value="0.00943404061547626" calcext:value-type="float">
            <text:p>0,0094340406</text:p>
          </table:table-cell>
          <table:table-cell office:value-type="float" office:value="0.00942189822198794" calcext:value-type="float">
            <text:p>0,0094218982</text:p>
          </table:table-cell>
          <table:table-cell office:value-type="float" office:value="0.00944497918866413" calcext:value-type="float">
            <text:p>0,0094449792</text:p>
          </table:table-cell>
          <table:table-cell office:value-type="float" office:value="0.0094793768707962" calcext:value-type="float">
            <text:p>0,0094793769</text:p>
          </table:table-cell>
          <table:table-cell office:value-type="float" office:value="0.00939231005746128" calcext:value-type="float">
            <text:p>0,0093923101</text:p>
          </table:table-cell>
          <table:table-cell office:value-type="float" office:value="0.00933862283975587" calcext:value-type="float">
            <text:p>0,0093386228</text:p>
          </table:table-cell>
        </table:table-row>
        <table:table-row table:style-name="ro1">
          <table:table-cell office:value-type="string" calcext:value-type="string">
            <text:p>macro-avg. recall</text:p>
          </table:table-cell>
          <table:table-cell office:value-type="float" office:value="0.957057649937238" calcext:value-type="float">
            <text:p>0,9570576499</text:p>
          </table:table-cell>
          <table:table-cell office:value-type="float" office:value="0.957312755507964" calcext:value-type="float">
            <text:p>0,9573127555</text:p>
          </table:table-cell>
          <table:table-cell office:value-type="float" office:value="0.957517763793871" calcext:value-type="float">
            <text:p>0,9575177638</text:p>
          </table:table-cell>
          <table:table-cell office:value-type="float" office:value="0.957678950430203" calcext:value-type="float">
            <text:p>0,9576789504</text:p>
          </table:table-cell>
          <table:table-cell office:value-type="float" office:value="0.957821007444907" calcext:value-type="float">
            <text:p>0,9578210074</text:p>
          </table:table-cell>
          <table:table-cell office:value-type="float" office:value="0.957875851896458" calcext:value-type="float">
            <text:p>0,9578758519</text:p>
          </table:table-cell>
          <table:table-cell office:value-type="float" office:value="0.958016850300724" calcext:value-type="float">
            <text:p>0,9580168503</text:p>
          </table:table-cell>
          <table:table-cell office:value-type="float" office:value="0.95807111965874" calcext:value-type="float">
            <text:p>0,9580711197</text:p>
          </table:table-cell>
          <table:table-cell office:value-type="float" office:value="0.958137154912621" calcext:value-type="float">
            <text:p>0,9581371549</text:p>
          </table:table-cell>
          <table:table-cell office:value-type="float" office:value="0.958204731468345" calcext:value-type="float">
            <text:p>0,9582047315</text:p>
          </table:table-cell>
          <table:table-cell office:value-type="float" office:value="0.958241769648536" calcext:value-type="float">
            <text:p>0,9582417696</text:p>
          </table:table-cell>
          <table:table-cell office:value-type="float" office:value="0.958341467294094" calcext:value-type="float">
            <text:p>0,9583414673</text:p>
          </table:table-cell>
          <table:table-cell office:value-type="float" office:value="0.958472754125767" calcext:value-type="float">
            <text:p>0,9584727541</text:p>
          </table:table-cell>
        </table:table-row>
        <table:table-row table:style-name="ro1">
          <table:table-cell office:value-type="string" calcext:value-type="string">
            <text:p>macro-avg. recall StdDev</text:p>
          </table:table-cell>
          <table:table-cell office:value-type="float" office:value="0.0134620026084566" calcext:value-type="float">
            <text:p>0,0134620026</text:p>
          </table:table-cell>
          <table:table-cell office:value-type="float" office:value="0.0134732601441808" calcext:value-type="float">
            <text:p>0,0134732601</text:p>
          </table:table-cell>
          <table:table-cell office:value-type="float" office:value="0.0134000013793014" calcext:value-type="float">
            <text:p>0,0134000014</text:p>
          </table:table-cell>
          <table:table-cell office:value-type="float" office:value="0.0133736754433456" calcext:value-type="float">
            <text:p>0,0133736754</text:p>
          </table:table-cell>
          <table:table-cell office:value-type="float" office:value="0.0134337221919216" calcext:value-type="float">
            <text:p>0,0134337222</text:p>
          </table:table-cell>
          <table:table-cell office:value-type="float" office:value="0.0134154276488717" calcext:value-type="float">
            <text:p>0,0134154276</text:p>
          </table:table-cell>
          <table:table-cell office:value-type="float" office:value="0.0134569258111709" calcext:value-type="float">
            <text:p>0,0134569258</text:p>
          </table:table-cell>
          <table:table-cell office:value-type="float" office:value="0.0134478445982999" calcext:value-type="float">
            <text:p>0,0134478446</text:p>
          </table:table-cell>
          <table:table-cell office:value-type="float" office:value="0.0134109006124425" calcext:value-type="float">
            <text:p>0,0134109006</text:p>
          </table:table-cell>
          <table:table-cell office:value-type="float" office:value="0.013457146462641" calcext:value-type="float">
            <text:p>0,0134571465</text:p>
          </table:table-cell>
          <table:table-cell office:value-type="float" office:value="0.0134868934967306" calcext:value-type="float">
            <text:p>0,0134868935</text:p>
          </table:table-cell>
          <table:table-cell office:value-type="float" office:value="0.0133938135431166" calcext:value-type="float">
            <text:p>0,0133938135</text:p>
          </table:table-cell>
          <table:table-cell office:value-type="float" office:value="0.013334396276033" calcext:value-type="float">
            <text:p>0,0133343963</text:p>
          </table:table-cell>
        </table:table-row>
        <table:table-row table:style-name="ro1">
          <table:table-cell office:value-type="string" calcext:value-type="string">
            <text:p>macro-avg. Pos/Neg recall</text:p>
          </table:table-cell>
          <table:table-cell office:value-type="float" office:value="0.952765252679172" calcext:value-type="float">
            <text:p>0,9527652527</text:p>
          </table:table-cell>
          <table:table-cell table:number-columns-repeated="2" office:value-type="float" office:value="0.952843377679172" calcext:value-type="float">
            <text:p>0,9528433777</text:p>
          </table:table-cell>
          <table:table-cell office:value-type="float" office:value="0.952918004544843" calcext:value-type="float">
            <text:p>0,9529180045</text:p>
          </table:table-cell>
          <table:table-cell table:number-columns-repeated="2" office:value-type="float" office:value="0.952993762120601" calcext:value-type="float">
            <text:p>0,9529937621</text:p>
          </table:table-cell>
          <table:table-cell table:number-columns-repeated="2" office:value-type="float" office:value="0.953060428787268" calcext:value-type="float">
            <text:p>0,9530604288</text:p>
          </table:table-cell>
          <table:table-cell office:value-type="float" office:value="0.953131857358696" calcext:value-type="float">
            <text:p>0,9531318574</text:p>
          </table:table-cell>
          <table:table-cell table:number-columns-repeated="2" office:value-type="float" office:value="0.953206484224368" calcext:value-type="float">
            <text:p>0,9532064842</text:p>
          </table:table-cell>
          <table:table-cell office:value-type="float" office:value="0.953274977375053" calcext:value-type="float">
            <text:p>0,9532749774</text:p>
          </table:table-cell>
          <table:table-cell office:value-type="float" office:value="0.953415173453484" calcext:value-type="float">
            <text:p>0,9534151735</text:p>
          </table:table-cell>
        </table:table-row>
        <table:table-row table:style-name="ro1">
          <table:table-cell office:value-type="string" calcext:value-type="string">
            <text:p>macro-avg. Pos/Neg recall StdDev</text:p>
          </table:table-cell>
          <table:table-cell office:value-type="float" office:value="0.0201512917724926" calcext:value-type="float">
            <text:p>0,0201512918</text:p>
          </table:table-cell>
          <table:table-cell table:number-columns-repeated="2" office:value-type="float" office:value="0.0200923398117452" calcext:value-type="float">
            <text:p>0,0200923398</text:p>
          </table:table-cell>
          <table:table-cell office:value-type="float" office:value="0.0201927636744051" calcext:value-type="float">
            <text:p>0,0201927637</text:p>
          </table:table-cell>
          <table:table-cell table:number-columns-repeated="2" office:value-type="float" office:value="0.0202664661569379" calcext:value-type="float">
            <text:p>0,0202664662</text:p>
          </table:table-cell>
          <table:table-cell table:number-columns-repeated="2" office:value-type="float" office:value="0.020322784345667" calcext:value-type="float">
            <text:p>0,0203227843</text:p>
          </table:table-cell>
          <table:table-cell office:value-type="float" office:value="0.0202780774786703" calcext:value-type="float">
            <text:p>0,0202780775</text:p>
          </table:table-cell>
          <table:table-cell table:number-columns-repeated="2" office:value-type="float" office:value="0.0203745785161529" calcext:value-type="float">
            <text:p>0,0203745785</text:p>
          </table:table-cell>
          <table:table-cell office:value-type="float" office:value="0.0202340587761665" calcext:value-type="float">
            <text:p>0,0202340588</text:p>
          </table:table-cell>
          <table:table-cell office:value-type="float" office:value="0.0201259247090189" calcext:value-type="float">
            <text:p>0,020125924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610667695292547" calcext:value-type="float">
            <text:p>0,6106676953</text:p>
          </table:table-cell>
          <table:table-cell office:value-type="float" office:value="0.616327140939221" calcext:value-type="float">
            <text:p>0,6163271409</text:p>
          </table:table-cell>
          <table:table-cell office:value-type="float" office:value="0.617230210004832" calcext:value-type="float">
            <text:p>0,61723021</text:p>
          </table:table-cell>
          <table:table-cell office:value-type="float" office:value="0.618991328795642" calcext:value-type="float">
            <text:p>0,6189913288</text:p>
          </table:table-cell>
          <table:table-cell office:value-type="float" office:value="0.620039677919943" calcext:value-type="float">
            <text:p>0,6200396779</text:p>
          </table:table-cell>
          <table:table-cell office:value-type="float" office:value="0.620216735209796" calcext:value-type="float">
            <text:p>0,6202167352</text:p>
          </table:table-cell>
          <table:table-cell office:value-type="float" office:value="0.620366360754385" calcext:value-type="float">
            <text:p>0,6203663608</text:p>
          </table:table-cell>
          <table:table-cell office:value-type="float" office:value="0.620582077187766" calcext:value-type="float">
            <text:p>0,6205820772</text:p>
          </table:table-cell>
          <table:table-cell office:value-type="float" office:value="0.621815296540774" calcext:value-type="float">
            <text:p>0,6218152965</text:p>
          </table:table-cell>
          <table:table-cell office:value-type="float" office:value="0.622393853430849" calcext:value-type="float">
            <text:p>0,6223938534</text:p>
          </table:table-cell>
          <table:table-cell office:value-type="float" office:value="0.622703131661118" calcext:value-type="float">
            <text:p>0,6227031317</text:p>
          </table:table-cell>
          <table:table-cell office:value-type="float" office:value="0.622823130262648" calcext:value-type="float">
            <text:p>0,6228231303</text:p>
          </table:table-cell>
          <table:table-cell office:value-type="float" office:value="0.623120894853746" calcext:value-type="float">
            <text:p>0,6231208949</text:p>
          </table:table-cell>
        </table:table-row>
        <table:table-row table:style-name="ro1">
          <table:table-cell office:value-type="string" calcext:value-type="string">
            <text:p>precision StdDev</text:p>
          </table:table-cell>
          <table:table-cell office:value-type="float" office:value="0.044515478353351" calcext:value-type="float">
            <text:p>0,0445154784</text:p>
          </table:table-cell>
          <table:table-cell office:value-type="float" office:value="0.0273380255124954" calcext:value-type="float">
            <text:p>0,0273380255</text:p>
          </table:table-cell>
          <table:table-cell office:value-type="float" office:value="0.0274552133328136" calcext:value-type="float">
            <text:p>0,0274552133</text:p>
          </table:table-cell>
          <table:table-cell office:value-type="float" office:value="0.0280433291968293" calcext:value-type="float">
            <text:p>0,0280433292</text:p>
          </table:table-cell>
          <table:table-cell office:value-type="float" office:value="0.0282256253936259" calcext:value-type="float">
            <text:p>0,0282256254</text:p>
          </table:table-cell>
          <table:table-cell office:value-type="float" office:value="0.0273253940080912" calcext:value-type="float">
            <text:p>0,027325394</text:p>
          </table:table-cell>
          <table:table-cell office:value-type="float" office:value="0.0273398969221379" calcext:value-type="float">
            <text:p>0,0273398969</text:p>
          </table:table-cell>
          <table:table-cell office:value-type="float" office:value="0.0273717729481927" calcext:value-type="float">
            <text:p>0,0273717729</text:p>
          </table:table-cell>
          <table:table-cell office:value-type="float" office:value="0.026827925706684" calcext:value-type="float">
            <text:p>0,0268279257</text:p>
          </table:table-cell>
          <table:table-cell office:value-type="float" office:value="0.027236518447479" calcext:value-type="float">
            <text:p>0,0272365184</text:p>
          </table:table-cell>
          <table:table-cell office:value-type="float" office:value="0.0271944179200399" calcext:value-type="float">
            <text:p>0,0271944179</text:p>
          </table:table-cell>
          <table:table-cell office:value-type="float" office:value="0.0269556243556798" calcext:value-type="float">
            <text:p>0,0269556244</text:p>
          </table:table-cell>
          <table:table-cell office:value-type="float" office:value="0.0261588481374543" calcext:value-type="float">
            <text:p>0,0261588481</text:p>
          </table:table-cell>
        </table:table-row>
        <table:table-row table:style-name="ro1">
          <table:table-cell office:value-type="string" calcext:value-type="string">
            <text:p>macro-avg. precision</text:p>
          </table:table-cell>
          <table:table-cell office:value-type="float" office:value="0.359190430657379" calcext:value-type="float">
            <text:p>0,3591904307</text:p>
          </table:table-cell>
          <table:table-cell office:value-type="float" office:value="0.363404904077044" calcext:value-type="float">
            <text:p>0,3634049041</text:p>
          </table:table-cell>
          <table:table-cell office:value-type="float" office:value="0.36636707551303" calcext:value-type="float">
            <text:p>0,3663670755</text:p>
          </table:table-cell>
          <table:table-cell office:value-type="float" office:value="0.370298194421998" calcext:value-type="float">
            <text:p>0,3702981944</text:p>
          </table:table-cell>
          <table:table-cell office:value-type="float" office:value="0.372451615217692" calcext:value-type="float">
            <text:p>0,3724516152</text:p>
          </table:table-cell>
          <table:table-cell office:value-type="float" office:value="0.373914403855378" calcext:value-type="float">
            <text:p>0,3739144039</text:p>
          </table:table-cell>
          <table:table-cell office:value-type="float" office:value="0.375030346040631" calcext:value-type="float">
            <text:p>0,375030346</text:p>
          </table:table-cell>
          <table:table-cell office:value-type="float" office:value="0.37607214126591" calcext:value-type="float">
            <text:p>0,3760721413</text:p>
          </table:table-cell>
          <table:table-cell office:value-type="float" office:value="0.377839973849493" calcext:value-type="float">
            <text:p>0,3778399738</text:p>
          </table:table-cell>
          <table:table-cell office:value-type="float" office:value="0.37907138978986" calcext:value-type="float">
            <text:p>0,3790713898</text:p>
          </table:table-cell>
          <table:table-cell office:value-type="float" office:value="0.379624578556673" calcext:value-type="float">
            <text:p>0,3796245786</text:p>
          </table:table-cell>
          <table:table-cell office:value-type="float" office:value="0.380190952219906" calcext:value-type="float">
            <text:p>0,3801909522</text:p>
          </table:table-cell>
          <table:table-cell office:value-type="float" office:value="0.380847409905676" calcext:value-type="float">
            <text:p>0,3808474099</text:p>
          </table:table-cell>
        </table:table-row>
        <table:table-row table:style-name="ro1">
          <table:table-cell office:value-type="string" calcext:value-type="string">
            <text:p>macro-avg. precision StdDev</text:p>
          </table:table-cell>
          <table:table-cell office:value-type="float" office:value="0.0153269863301333" calcext:value-type="float">
            <text:p>0,0153269863</text:p>
          </table:table-cell>
          <table:table-cell office:value-type="float" office:value="0.0141798587448845" calcext:value-type="float">
            <text:p>0,0141798587</text:p>
          </table:table-cell>
          <table:table-cell office:value-type="float" office:value="0.0154623269847463" calcext:value-type="float">
            <text:p>0,015462327</text:p>
          </table:table-cell>
          <table:table-cell office:value-type="float" office:value="0.0148618294733748" calcext:value-type="float">
            <text:p>0,0148618295</text:p>
          </table:table-cell>
          <table:table-cell office:value-type="float" office:value="0.0146071059282433" calcext:value-type="float">
            <text:p>0,0146071059</text:p>
          </table:table-cell>
          <table:table-cell office:value-type="float" office:value="0.0144003825052096" calcext:value-type="float">
            <text:p>0,0144003825</text:p>
          </table:table-cell>
          <table:table-cell office:value-type="float" office:value="0.0146019205199136" calcext:value-type="float">
            <text:p>0,0146019205</text:p>
          </table:table-cell>
          <table:table-cell office:value-type="float" office:value="0.0148835880146227" calcext:value-type="float">
            <text:p>0,014883588</text:p>
          </table:table-cell>
          <table:table-cell office:value-type="float" office:value="0.0147751817875332" calcext:value-type="float">
            <text:p>0,0147751818</text:p>
          </table:table-cell>
          <table:table-cell office:value-type="float" office:value="0.01495540272877" calcext:value-type="float">
            <text:p>0,0149554027</text:p>
          </table:table-cell>
          <table:table-cell office:value-type="float" office:value="0.0149724870331526" calcext:value-type="float">
            <text:p>0,014972487</text:p>
          </table:table-cell>
          <table:table-cell office:value-type="float" office:value="0.015468101142387" calcext:value-type="float">
            <text:p>0,0154681011</text:p>
          </table:table-cell>
          <table:table-cell office:value-type="float" office:value="0.015010871537875" calcext:value-type="float">
            <text:p>0,0150108715</text:p>
          </table:table-cell>
        </table:table-row>
        <table:table-row table:style-name="ro1">
          <table:table-cell office:value-type="string" calcext:value-type="string">
            <text:p>macro-avg. Pos/Neg precision</text:p>
          </table:table-cell>
          <table:table-cell office:value-type="float" office:value="0.0495975712521956" calcext:value-type="float">
            <text:p>0,0495975713</text:p>
          </table:table-cell>
          <table:table-cell office:value-type="float" office:value="0.0519634335995895" calcext:value-type="float">
            <text:p>0,0519634336</text:p>
          </table:table-cell>
          <table:table-cell office:value-type="float" office:value="0.0580287470864377" calcext:value-type="float">
            <text:p>0,0580287471</text:p>
          </table:table-cell>
          <table:table-cell office:value-type="float" office:value="0.0648933416868362" calcext:value-type="float">
            <text:p>0,0648933417</text:p>
          </table:table-cell>
          <table:table-cell office:value-type="float" office:value="0.0685520205358126" calcext:value-type="float">
            <text:p>0,0685520205</text:p>
          </table:table-cell>
          <table:table-cell office:value-type="float" office:value="0.0718315674151099" calcext:value-type="float">
            <text:p>0,0718315674</text:p>
          </table:table-cell>
          <table:table-cell office:value-type="float" office:value="0.0742201428106389" calcext:value-type="float">
            <text:p>0,0742201428</text:p>
          </table:table-cell>
          <table:table-cell office:value-type="float" office:value="0.0764448381254601" calcext:value-type="float">
            <text:p>0,0764448381</text:p>
          </table:table-cell>
          <table:table-cell office:value-type="float" office:value="0.0790401609483779" calcext:value-type="float">
            <text:p>0,0790401609</text:p>
          </table:table-cell>
          <table:table-cell office:value-type="float" office:value="0.0811000091969234" calcext:value-type="float">
            <text:p>0,0811000092</text:p>
          </table:table-cell>
          <table:table-cell office:value-type="float" office:value="0.0819814454122135" calcext:value-type="float">
            <text:p>0,0819814454</text:p>
          </table:table-cell>
          <table:table-cell office:value-type="float" office:value="0.0831300550026629" calcext:value-type="float">
            <text:p>0,083130055</text:p>
          </table:table-cell>
          <table:table-cell office:value-type="float" office:value="0.0842435900726348" calcext:value-type="float">
            <text:p>0,0842435901</text:p>
          </table:table-cell>
        </table:table-row>
        <table:table-row table:style-name="ro1">
          <table:table-cell office:value-type="string" calcext:value-type="string">
            <text:p>macro-avg. Pos/Neg precision StdDev</text:p>
          </table:table-cell>
          <table:table-cell office:value-type="float" office:value="0.0510824757683581" calcext:value-type="float">
            <text:p>0,0510824758</text:p>
          </table:table-cell>
          <table:table-cell office:value-type="float" office:value="0.0229775834227993" calcext:value-type="float">
            <text:p>0,0229775834</text:p>
          </table:table-cell>
          <table:table-cell office:value-type="float" office:value="0.0246419866563875" calcext:value-type="float">
            <text:p>0,0246419867</text:p>
          </table:table-cell>
          <table:table-cell office:value-type="float" office:value="0.0230367124071262" calcext:value-type="float">
            <text:p>0,0230367124</text:p>
          </table:table-cell>
          <table:table-cell office:value-type="float" office:value="0.0222137296574186" calcext:value-type="float">
            <text:p>0,0222137297</text:p>
          </table:table-cell>
          <table:table-cell office:value-type="float" office:value="0.0215679551757009" calcext:value-type="float">
            <text:p>0,0215679552</text:p>
          </table:table-cell>
          <table:table-cell office:value-type="float" office:value="0.0215362467157289" calcext:value-type="float">
            <text:p>0,0215362467</text:p>
          </table:table-cell>
          <table:table-cell office:value-type="float" office:value="0.0221347551814817" calcext:value-type="float">
            <text:p>0,0221347552</text:p>
          </table:table-cell>
          <table:table-cell office:value-type="float" office:value="0.0220762037601392" calcext:value-type="float">
            <text:p>0,0220762038</text:p>
          </table:table-cell>
          <table:table-cell office:value-type="float" office:value="0.0224931803377347" calcext:value-type="float">
            <text:p>0,0224931803</text:p>
          </table:table-cell>
          <table:table-cell office:value-type="float" office:value="0.0226552591948365" calcext:value-type="float">
            <text:p>0,0226552592</text:p>
          </table:table-cell>
          <table:table-cell office:value-type="float" office:value="0.0234681291979051" calcext:value-type="float">
            <text:p>0,0234681292</text:p>
          </table:table-cell>
          <table:table-cell office:value-type="float" office:value="0.0231648071850365" calcext:value-type="float">
            <text:p>0,0231648072</text:p>
          </table:table-cell>
        </table:table-row>
        <table:table-row table:style-name="ro1">
          <table:table-cell office:value-type="string" calcext:value-type="string">
            <text:p>positiveRecall</text:p>
          </table:table-cell>
          <table:table-cell office:value-type="float" office:value="0.944120762500383" calcext:value-type="float">
            <text:p>0,9441207625</text:p>
          </table:table-cell>
          <table:table-cell table:number-columns-repeated="2" office:value-type="float" office:value="0.944277012500383" calcext:value-type="float">
            <text:p>0,9442770125</text:p>
          </table:table-cell>
          <table:table-cell office:value-type="float" office:value="0.944426266231727" calcext:value-type="float">
            <text:p>0,9444262662</text:p>
          </table:table-cell>
          <table:table-cell table:number-columns-repeated="2" office:value-type="float" office:value="0.944577781383242" calcext:value-type="float">
            <text:p>0,9445777814</text:p>
          </table:table-cell>
          <table:table-cell table:number-columns-repeated="2" office:value-type="float" office:value="0.944711114716575" calcext:value-type="float">
            <text:p>0,9447111147</text:p>
          </table:table-cell>
          <table:table-cell office:value-type="float" office:value="0.944853971859432" calcext:value-type="float">
            <text:p>0,9448539719</text:p>
          </table:table-cell>
          <table:table-cell table:number-columns-repeated="2" office:value-type="float" office:value="0.945003225590776" calcext:value-type="float">
            <text:p>0,9450032256</text:p>
          </table:table-cell>
          <table:table-cell office:value-type="float" office:value="0.945140211892146" calcext:value-type="float">
            <text:p>0,9451402119</text:p>
          </table:table-cell>
          <table:table-cell office:value-type="float" office:value="0.945420604049008" calcext:value-type="float">
            <text:p>0,945420604</text:p>
          </table:table-cell>
        </table:table-row>
        <table:table-row table:style-name="ro1">
          <table:table-cell office:value-type="string" calcext:value-type="string">
            <text:p>positiveRecall StdDev</text:p>
          </table:table-cell>
          <table:table-cell office:value-type="float" office:value="0.0259971168628762" calcext:value-type="float">
            <text:p>0,0259971169</text:p>
          </table:table-cell>
          <table:table-cell table:number-columns-repeated="2" office:value-type="float" office:value="0.0260038767163502" calcext:value-type="float">
            <text:p>0,0260038767</text:p>
          </table:table-cell>
          <table:table-cell office:value-type="float" office:value="0.026195998543148" calcext:value-type="float">
            <text:p>0,0261959985</text:p>
          </table:table-cell>
          <table:table-cell table:number-columns-repeated="2" office:value-type="float" office:value="0.0262987341602991" calcext:value-type="float">
            <text:p>0,0262987342</text:p>
          </table:table-cell>
          <table:table-cell table:number-columns-repeated="2" office:value-type="float" office:value="0.0262749384139398" calcext:value-type="float">
            <text:p>0,0262749384</text:p>
          </table:table-cell>
          <table:table-cell office:value-type="float" office:value="0.0263035767181799" calcext:value-type="float">
            <text:p>0,0263035767</text:p>
          </table:table-cell>
          <table:table-cell table:number-columns-repeated="2" office:value-type="float" office:value="0.0264902419246206" calcext:value-type="float">
            <text:p>0,0264902419</text:p>
          </table:table-cell>
          <table:table-cell office:value-type="float" office:value="0.0263114525788543" calcext:value-type="float">
            <text:p>0,0263114526</text:p>
          </table:table-cell>
          <table:table-cell office:value-type="float" office:value="0.0260822460103231" calcext:value-type="float">
            <text:p>0,026082246</text:p>
          </table:table-cell>
        </table:table-row>
        <table:table-row table:style-name="ro1">
          <table:table-cell office:value-type="string" calcext:value-type="string">
            <text:p>positivePrecision</text:p>
          </table:table-cell>
          <table:table-cell office:value-type="float" office:value="0.0792641687607027" calcext:value-type="float">
            <text:p>0,0792641688</text:p>
          </table:table-cell>
          <table:table-cell office:value-type="float" office:value="0.0835406426058615" calcext:value-type="float">
            <text:p>0,0835406426</text:p>
          </table:table-cell>
          <table:table-cell office:value-type="float" office:value="0.0955112839385068" calcext:value-type="float">
            <text:p>0,0955112839</text:p>
          </table:table-cell>
          <table:table-cell office:value-type="float" office:value="0.108210516328417" calcext:value-type="float">
            <text:p>0,1082105163</text:p>
          </table:table-cell>
          <table:table-cell office:value-type="float" office:value="0.114932544904867" calcext:value-type="float">
            <text:p>0,1149325449</text:p>
          </table:table-cell>
          <table:table-cell office:value-type="float" office:value="0.121182353682896" calcext:value-type="float">
            <text:p>0,1211823537</text:p>
          </table:table-cell>
          <table:table-cell office:value-type="float" office:value="0.124933734739803" calcext:value-type="float">
            <text:p>0,1249337347</text:p>
          </table:table-cell>
          <table:table-cell office:value-type="float" office:value="0.128673478053203" calcext:value-type="float">
            <text:p>0,1286734781</text:p>
          </table:table-cell>
          <table:table-cell office:value-type="float" office:value="0.134205522731067" calcext:value-type="float">
            <text:p>0,1342055227</text:p>
          </table:table-cell>
          <table:table-cell office:value-type="float" office:value="0.1370180385903" calcext:value-type="float">
            <text:p>0,1370180386</text:p>
          </table:table-cell>
          <table:table-cell office:value-type="float" office:value="0.138383419580626" calcext:value-type="float">
            <text:p>0,1383834196</text:p>
          </table:table-cell>
          <table:table-cell office:value-type="float" office:value="0.140162615197241" calcext:value-type="float">
            <text:p>0,1401626152</text:p>
          </table:table-cell>
          <table:table-cell office:value-type="float" office:value="0.141349882995807" calcext:value-type="float">
            <text:p>0,141349883</text:p>
          </table:table-cell>
        </table:table-row>
        <table:table-row table:style-name="ro1">
          <table:table-cell office:value-type="string" calcext:value-type="string">
            <text:p>positivePrecision StdDev</text:p>
          </table:table-cell>
          <table:table-cell office:value-type="float" office:value="0.0979878655452276" calcext:value-type="float">
            <text:p>0,0979878655</text:p>
          </table:table-cell>
          <table:table-cell office:value-type="float" office:value="0.043365189803108" calcext:value-type="float">
            <text:p>0,0433651898</text:p>
          </table:table-cell>
          <table:table-cell office:value-type="float" office:value="0.0457499581926063" calcext:value-type="float">
            <text:p>0,0457499582</text:p>
          </table:table-cell>
          <table:table-cell office:value-type="float" office:value="0.042101941249213" calcext:value-type="float">
            <text:p>0,0421019412</text:p>
          </table:table-cell>
          <table:table-cell office:value-type="float" office:value="0.0409049751810675" calcext:value-type="float">
            <text:p>0,0409049752</text:p>
          </table:table-cell>
          <table:table-cell office:value-type="float" office:value="0.0390345867296033" calcext:value-type="float">
            <text:p>0,0390345867</text:p>
          </table:table-cell>
          <table:table-cell office:value-type="float" office:value="0.0401855707752818" calcext:value-type="float">
            <text:p>0,0401855708</text:p>
          </table:table-cell>
          <table:table-cell office:value-type="float" office:value="0.0408089354003335" calcext:value-type="float">
            <text:p>0,0408089354</text:p>
          </table:table-cell>
          <table:table-cell office:value-type="float" office:value="0.0413508248894867" calcext:value-type="float">
            <text:p>0,0413508249</text:p>
          </table:table-cell>
          <table:table-cell office:value-type="float" office:value="0.0421362169657473" calcext:value-type="float">
            <text:p>0,042136217</text:p>
          </table:table-cell>
          <table:table-cell office:value-type="float" office:value="0.0422701198060601" calcext:value-type="float">
            <text:p>0,0422701198</text:p>
          </table:table-cell>
          <table:table-cell office:value-type="float" office:value="0.0426198591587341" calcext:value-type="float">
            <text:p>0,0426198592</text:p>
          </table:table-cell>
          <table:table-cell office:value-type="float" office:value="0.042324512309841" calcext:value-type="float">
            <text:p>0,0423245123</text:p>
          </table:table-cell>
        </table:table-row>
        <table:table-row table:style-name="ro1">
          <table:table-cell office:value-type="string" calcext:value-type="string">
            <text:p>neutralRecall</text:p>
          </table:table-cell>
          <table:table-cell office:value-type="float" office:value="0.965642444453371" calcext:value-type="float">
            <text:p>0,9656424445</text:p>
          </table:table-cell>
          <table:table-cell office:value-type="float" office:value="0.96625151116555" calcext:value-type="float">
            <text:p>0,9662515112</text:p>
          </table:table-cell>
          <table:table-cell office:value-type="float" office:value="0.966866536023269" calcext:value-type="float">
            <text:p>0,966866536</text:p>
          </table:table-cell>
          <table:table-cell office:value-type="float" office:value="0.967200842200923" calcext:value-type="float">
            <text:p>0,9672008422</text:p>
          </table:table-cell>
          <table:table-cell office:value-type="float" office:value="0.967475498093518" calcext:value-type="float">
            <text:p>0,9674754981</text:p>
          </table:table-cell>
          <table:table-cell office:value-type="float" office:value="0.967640031448173" calcext:value-type="float">
            <text:p>0,9676400314</text:p>
          </table:table-cell>
          <table:table-cell office:value-type="float" office:value="0.967929693327636" calcext:value-type="float">
            <text:p>0,9679296933</text:p>
          </table:table-cell>
          <table:table-cell office:value-type="float" office:value="0.968092501401686" calcext:value-type="float">
            <text:p>0,9680925014</text:p>
          </table:table-cell>
          <table:table-cell office:value-type="float" office:value="0.96814775002047" calcext:value-type="float">
            <text:p>0,96814775</text:p>
          </table:table-cell>
          <table:table-cell office:value-type="float" office:value="0.968201225956299" calcext:value-type="float">
            <text:p>0,968201226</text:p>
          </table:table-cell>
          <table:table-cell office:value-type="float" office:value="0.968312340496871" calcext:value-type="float">
            <text:p>0,9683123405</text:p>
          </table:table-cell>
          <table:table-cell office:value-type="float" office:value="0.968474447132178" calcext:value-type="float">
            <text:p>0,9684744471</text:p>
          </table:table-cell>
          <table:table-cell office:value-type="float" office:value="0.968587915470332" calcext:value-type="float">
            <text:p>0,9685879155</text:p>
          </table:table-cell>
        </table:table-row>
        <table:table-row table:style-name="ro1">
          <table:table-cell office:value-type="string" calcext:value-type="string">
            <text:p>neutralRecall StdDev</text:p>
          </table:table-cell>
          <table:table-cell office:value-type="float" office:value="0.0114029536804363" calcext:value-type="float">
            <text:p>0,0114029537</text:p>
          </table:table-cell>
          <table:table-cell office:value-type="float" office:value="0.0114510709873921" calcext:value-type="float">
            <text:p>0,011451071</text:p>
          </table:table-cell>
          <table:table-cell office:value-type="float" office:value="0.0113226152579251" calcext:value-type="float">
            <text:p>0,0113226153</text:p>
          </table:table-cell>
          <table:table-cell office:value-type="float" office:value="0.0112589713810607" calcext:value-type="float">
            <text:p>0,0112589714</text:p>
          </table:table-cell>
          <table:table-cell office:value-type="float" office:value="0.0113220240380086" calcext:value-type="float">
            <text:p>0,011322024</text:p>
          </table:table-cell>
          <table:table-cell office:value-type="float" office:value="0.0112956966868147" calcext:value-type="float">
            <text:p>0,0112956967</text:p>
          </table:table-cell>
          <table:table-cell office:value-type="float" office:value="0.0112127196492033" calcext:value-type="float">
            <text:p>0,0112127196</text:p>
          </table:table-cell>
          <table:table-cell office:value-type="float" office:value="0.0111110203219257" calcext:value-type="float">
            <text:p>0,0111110203</text:p>
          </table:table-cell>
          <table:table-cell office:value-type="float" office:value="0.0111738410239832" calcext:value-type="float">
            <text:p>0,011173841</text:p>
          </table:table-cell>
          <table:table-cell office:value-type="float" office:value="0.0112112977799484" calcext:value-type="float">
            <text:p>0,0112112978</text:p>
          </table:table-cell>
          <table:table-cell office:value-type="float" office:value="0.0111662216495963" calcext:value-type="float">
            <text:p>0,0111662216</text:p>
          </table:table-cell>
          <table:table-cell office:value-type="float" office:value="0.0110354824561604" calcext:value-type="float">
            <text:p>0,0110354825</text:p>
          </table:table-cell>
          <table:table-cell office:value-type="float" office:value="0.0109423867660617" calcext:value-type="float">
            <text:p>0,0109423868</text:p>
          </table:table-cell>
        </table:table-row>
        <table:table-row table:style-name="ro1">
          <table:table-cell office:value-type="string" calcext:value-type="string">
            <text:p>neutralPrecision</text:p>
          </table:table-cell>
          <table:table-cell office:value-type="float" office:value="0.978376149467746" calcext:value-type="float">
            <text:p>0,9783761495</text:p>
          </table:table-cell>
          <table:table-cell office:value-type="float" office:value="0.986287845031954" calcext:value-type="float">
            <text:p>0,986287845</text:p>
          </table:table-cell>
          <table:table-cell office:value-type="float" office:value="0.983043732366215" calcext:value-type="float">
            <text:p>0,9830437324</text:p>
          </table:table-cell>
          <table:table-cell office:value-type="float" office:value="0.981107899892321" calcext:value-type="float">
            <text:p>0,9811078999</text:p>
          </table:table-cell>
          <table:table-cell office:value-type="float" office:value="0.980250804581451" calcext:value-type="float">
            <text:p>0,9802508046</text:p>
          </table:table-cell>
          <table:table-cell office:value-type="float" office:value="0.978080076735914" calcext:value-type="float">
            <text:p>0,9780800767</text:p>
          </table:table-cell>
          <table:table-cell office:value-type="float" office:value="0.976650752500614" calcext:value-type="float">
            <text:p>0,9766507525</text:p>
          </table:table-cell>
          <table:table-cell office:value-type="float" office:value="0.975326747546809" calcext:value-type="float">
            <text:p>0,9753267475</text:p>
          </table:table-cell>
          <table:table-cell office:value-type="float" office:value="0.975439599651721" calcext:value-type="float">
            <text:p>0,9754395997</text:p>
          </table:table-cell>
          <table:table-cell office:value-type="float" office:value="0.975014150975734" calcext:value-type="float">
            <text:p>0,975014151</text:p>
          </table:table-cell>
          <table:table-cell office:value-type="float" office:value="0.974910844845592" calcext:value-type="float">
            <text:p>0,9749108448</text:p>
          </table:table-cell>
          <table:table-cell office:value-type="float" office:value="0.974312746654392" calcext:value-type="float">
            <text:p>0,9743127467</text:p>
          </table:table-cell>
          <table:table-cell office:value-type="float" office:value="0.974055049571758" calcext:value-type="float">
            <text:p>0,9740550496</text:p>
          </table:table-cell>
        </table:table-row>
        <table:table-row table:style-name="ro1">
          <table:table-cell office:value-type="string" calcext:value-type="string">
            <text:p>neutralPrecision StdDev</text:p>
          </table:table-cell>
          <table:table-cell office:value-type="float" office:value="0.0937341301217669" calcext:value-type="float">
            <text:p>0,0937341301</text:p>
          </table:table-cell>
          <table:table-cell office:value-type="float" office:value="0.0115798500720321" calcext:value-type="float">
            <text:p>0,0115798501</text:p>
          </table:table-cell>
          <table:table-cell office:value-type="float" office:value="0.0115531459127843" calcext:value-type="float">
            <text:p>0,0115531459</text:p>
          </table:table-cell>
          <table:table-cell office:value-type="float" office:value="0.0112539243810518" calcext:value-type="float">
            <text:p>0,0112539244</text:p>
          </table:table-cell>
          <table:table-cell office:value-type="float" office:value="0.0109355609319513" calcext:value-type="float">
            <text:p>0,0109355609</text:p>
          </table:table-cell>
          <table:table-cell office:value-type="float" office:value="0.0108782211564439" calcext:value-type="float">
            <text:p>0,0108782212</text:p>
          </table:table-cell>
          <table:table-cell office:value-type="float" office:value="0.0120729753175178" calcext:value-type="float">
            <text:p>0,0120729753</text:p>
          </table:table-cell>
          <table:table-cell office:value-type="float" office:value="0.0114957598929679" calcext:value-type="float">
            <text:p>0,0114957599</text:p>
          </table:table-cell>
          <table:table-cell office:value-type="float" office:value="0.0113256303734986" calcext:value-type="float">
            <text:p>0,0113256304</text:p>
          </table:table-cell>
          <table:table-cell office:value-type="float" office:value="0.0112417505651164" calcext:value-type="float">
            <text:p>0,0112417506</text:p>
          </table:table-cell>
          <table:table-cell office:value-type="float" office:value="0.0108478415763278" calcext:value-type="float">
            <text:p>0,0108478416</text:p>
          </table:table-cell>
          <table:table-cell office:value-type="float" office:value="0.0105746363448628" calcext:value-type="float">
            <text:p>0,0105746363</text:p>
          </table:table-cell>
          <table:table-cell office:value-type="float" office:value="0.0105271415102344" calcext:value-type="float">
            <text:p>0,0105271415</text:p>
          </table:table-cell>
        </table:table-row>
        <table:table-row table:style-name="ro1">
          <table:table-cell office:value-type="string" calcext:value-type="string">
            <text:p>negativeRecall</text:p>
          </table:table-cell>
          <table:table-cell table:number-columns-repeated="13" office:value-type="float" office:value="0.961409742857961" calcext:value-type="float">
            <text:p>0,9614097429</text:p>
          </table:table-cell>
        </table:table-row>
        <table:table-row table:style-name="ro1">
          <table:table-cell office:value-type="string" calcext:value-type="string">
            <text:p>negativeRecall StdDev</text:p>
          </table:table-cell>
          <table:table-cell table:number-columns-repeated="13" office:value-type="float" office:value="0.0279908429321886" calcext:value-type="float">
            <text:p>0,0279908429</text:p>
          </table:table-cell>
        </table:table-row>
        <table:table-row table:style-name="ro1">
          <table:table-cell office:value-type="string" calcext:value-type="string">
            <text:p>negativePrecision</text:p>
          </table:table-cell>
          <table:table-cell office:value-type="float" office:value="0.0199309737436886" calcext:value-type="float">
            <text:p>0,0199309737</text:p>
          </table:table-cell>
          <table:table-cell office:value-type="float" office:value="0.0203862245933174" calcext:value-type="float">
            <text:p>0,0203862246</text:p>
          </table:table-cell>
          <table:table-cell office:value-type="float" office:value="0.0205462102343686" calcext:value-type="float">
            <text:p>0,0205462102</text:p>
          </table:table-cell>
          <table:table-cell office:value-type="float" office:value="0.0215761670452551" calcext:value-type="float">
            <text:p>0,021576167</text:p>
          </table:table-cell>
          <table:table-cell office:value-type="float" office:value="0.0221714961667584" calcext:value-type="float">
            <text:p>0,0221714962</text:p>
          </table:table-cell>
          <table:table-cell office:value-type="float" office:value="0.0224807811473234" calcext:value-type="float">
            <text:p>0,0224807811</text:p>
          </table:table-cell>
          <table:table-cell office:value-type="float" office:value="0.0235065508814753" calcext:value-type="float">
            <text:p>0,0235065509</text:p>
          </table:table-cell>
          <table:table-cell office:value-type="float" office:value="0.0242161981977172" calcext:value-type="float">
            <text:p>0,0242161982</text:p>
          </table:table-cell>
          <table:table-cell office:value-type="float" office:value="0.023874799165689" calcext:value-type="float">
            <text:p>0,0238747992</text:p>
          </table:table-cell>
          <table:table-cell office:value-type="float" office:value="0.0251819798035464" calcext:value-type="float">
            <text:p>0,0251819798</text:p>
          </table:table-cell>
          <table:table-cell office:value-type="float" office:value="0.0255794712438015" calcext:value-type="float">
            <text:p>0,0255794712</text:p>
          </table:table-cell>
          <table:table-cell office:value-type="float" office:value="0.0260974948080847" calcext:value-type="float">
            <text:p>0,0260974948</text:p>
          </table:table-cell>
          <table:table-cell office:value-type="float" office:value="0.027137297149462" calcext:value-type="float">
            <text:p>0,0271372971</text:p>
          </table:table-cell>
        </table:table-row>
        <table:table-row table:style-name="ro1">
          <table:table-cell office:value-type="string" calcext:value-type="string">
            <text:p>negativePrecision StdDev</text:p>
          </table:table-cell>
          <table:table-cell office:value-type="float" office:value="0.022394413455084" calcext:value-type="float">
            <text:p>0,0223944135</text:p>
          </table:table-cell>
          <table:table-cell office:value-type="float" office:value="0.0200240000985614" calcext:value-type="float">
            <text:p>0,0200240001</text:p>
          </table:table-cell>
          <table:table-cell office:value-type="float" office:value="0.0194349663585919" calcext:value-type="float">
            <text:p>0,0194349664</text:p>
          </table:table-cell>
          <table:table-cell office:value-type="float" office:value="0.0186900430037823" calcext:value-type="float">
            <text:p>0,018690043</text:p>
          </table:table-cell>
          <table:table-cell office:value-type="float" office:value="0.0200453637323918" calcext:value-type="float">
            <text:p>0,0200453637</text:p>
          </table:table-cell>
          <table:table-cell office:value-type="float" office:value="0.0194188485998767" calcext:value-type="float">
            <text:p>0,0194188486</text:p>
          </table:table-cell>
          <table:table-cell office:value-type="float" office:value="0.0201557643310726" calcext:value-type="float">
            <text:p>0,0201557643</text:p>
          </table:table-cell>
          <table:table-cell office:value-type="float" office:value="0.0199980223690232" calcext:value-type="float">
            <text:p>0,0199980224</text:p>
          </table:table-cell>
          <table:table-cell office:value-type="float" office:value="0.0197013310263787" calcext:value-type="float">
            <text:p>0,019701331</text:p>
          </table:table-cell>
          <table:table-cell office:value-type="float" office:value="0.0205978079659338" calcext:value-type="float">
            <text:p>0,020597808</text:p>
          </table:table-cell>
          <table:table-cell office:value-type="float" office:value="0.0205600412201798" calcext:value-type="float">
            <text:p>0,0205600412</text:p>
          </table:table-cell>
          <table:table-cell office:value-type="float" office:value="0.0203867656069217" calcext:value-type="float">
            <text:p>0,0203867656</text:p>
          </table:table-cell>
          <table:table-cell office:value-type="float" office:value="0.0206257053798628" calcext:value-type="float">
            <text:p>0,0206257054</text:p>
          </table:table-cell>
        </table:table-row>
        <table:table-row table:style-name="ro1">
          <table:table-cell office:value-type="string" calcext:value-type="string">
            <text:p>f-Measure</text:p>
          </table:table-cell>
          <table:table-cell office:value-type="float" office:value="0.745408454432301" calcext:value-type="float">
            <text:p>0,7454084544</text:p>
          </table:table-cell>
          <table:table-cell office:value-type="float" office:value="0.750478739968333" calcext:value-type="float">
            <text:p>0,75047874</text:p>
          </table:table-cell>
          <table:table-cell office:value-type="float" office:value="0.751262315832708" calcext:value-type="float">
            <text:p>0,7512623158</text:p>
          </table:table-cell>
          <table:table-cell office:value-type="float" office:value="0.752622774080035" calcext:value-type="float">
            <text:p>0,7526227741</text:p>
          </table:table-cell>
          <table:table-cell office:value-type="float" office:value="0.753456540066783" calcext:value-type="float">
            <text:p>0,7534565401</text:p>
          </table:table-cell>
          <table:table-cell office:value-type="float" office:value="0.75364286503878" calcext:value-type="float">
            <text:p>0,753642865</text:p>
          </table:table-cell>
          <table:table-cell office:value-type="float" office:value="0.753813757943695" calcext:value-type="float">
            <text:p>0,7538137579</text:p>
          </table:table-cell>
          <table:table-cell office:value-type="float" office:value="0.754000896310514" calcext:value-type="float">
            <text:p>0,7540008963</text:p>
          </table:table-cell>
          <table:table-cell office:value-type="float" office:value="0.754950333762441" calcext:value-type="float">
            <text:p>0,7549503338</text:p>
          </table:table-cell>
          <table:table-cell office:value-type="float" office:value="0.755388812949174" calcext:value-type="float">
            <text:p>0,7553888129</text:p>
          </table:table-cell>
          <table:table-cell office:value-type="float" office:value="0.755634916981014" calcext:value-type="float">
            <text:p>0,755634917</text:p>
          </table:table-cell>
          <table:table-cell office:value-type="float" office:value="0.7557722052729" calcext:value-type="float">
            <text:p>0,7557722053</text:p>
          </table:table-cell>
          <table:table-cell office:value-type="float" office:value="0.756051039061449" calcext:value-type="float">
            <text:p>0,7560510391</text:p>
          </table:table-cell>
        </table:table-row>
        <table:table-row table:style-name="ro1">
          <table:table-cell office:value-type="string" calcext:value-type="string">
            <text:p>f-Measure StdDev</text:p>
          </table:table-cell>
          <table:table-cell office:value-type="float" office:value="0.0393394290878452" calcext:value-type="float">
            <text:p>0,0393394291</text:p>
          </table:table-cell>
          <table:table-cell office:value-type="float" office:value="0.0205687292249669" calcext:value-type="float">
            <text:p>0,0205687292</text:p>
          </table:table-cell>
          <table:table-cell office:value-type="float" office:value="0.0207219416517505" calcext:value-type="float">
            <text:p>0,0207219417</text:p>
          </table:table-cell>
          <table:table-cell office:value-type="float" office:value="0.0210713472482924" calcext:value-type="float">
            <text:p>0,0210713472</text:p>
          </table:table-cell>
          <table:table-cell office:value-type="float" office:value="0.0211834688175887" calcext:value-type="float">
            <text:p>0,0211834688</text:p>
          </table:table-cell>
          <table:table-cell office:value-type="float" office:value="0.0204941361723032" calcext:value-type="float">
            <text:p>0,0204941362</text:p>
          </table:table-cell>
          <table:table-cell office:value-type="float" office:value="0.0204981726678922" calcext:value-type="float">
            <text:p>0,0204981727</text:p>
          </table:table-cell>
          <table:table-cell office:value-type="float" office:value="0.0205304419934" calcext:value-type="float">
            <text:p>0,020530442</text:p>
          </table:table-cell>
          <table:table-cell office:value-type="float" office:value="0.0201434505099952" calcext:value-type="float">
            <text:p>0,0201434505</text:p>
          </table:table-cell>
          <table:table-cell office:value-type="float" office:value="0.0204573501000492" calcext:value-type="float">
            <text:p>0,0204573501</text:p>
          </table:table-cell>
          <table:table-cell office:value-type="float" office:value="0.0203674733036788" calcext:value-type="float">
            <text:p>0,0203674733</text:p>
          </table:table-cell>
          <table:table-cell office:value-type="float" office:value="0.0201848502546007" calcext:value-type="float">
            <text:p>0,0201848503</text:p>
          </table:table-cell>
          <table:table-cell office:value-type="float" office:value="0.0195584716097998" calcext:value-type="float">
            <text:p>0,0195584716</text:p>
          </table:table-cell>
        </table:table-row>
        <table:table-row table:style-name="ro1">
          <table:table-cell office:value-type="string" calcext:value-type="string">
            <text:p>cpu-time (for complete test-set)</text:p>
          </table:table-cell>
          <table:table-cell office:value-type="float" office:value="27.70039851" calcext:value-type="float">
            <text:p>27,70039851</text:p>
          </table:table-cell>
          <table:table-cell office:value-type="float" office:value="27.87146076" calcext:value-type="float">
            <text:p>27,87146076</text:p>
          </table:table-cell>
          <table:table-cell office:value-type="float" office:value="28.16014208" calcext:value-type="float">
            <text:p>28,16014208</text:p>
          </table:table-cell>
          <table:table-cell office:value-type="float" office:value="28.30200984" calcext:value-type="float">
            <text:p>28,30200984</text:p>
          </table:table-cell>
          <table:table-cell office:value-type="float" office:value="28.35540232" calcext:value-type="float">
            <text:p>28,35540232</text:p>
          </table:table-cell>
          <table:table-cell office:value-type="float" office:value="28.438859" calcext:value-type="float">
            <text:p>28,438859</text:p>
          </table:table-cell>
          <table:table-cell office:value-type="float" office:value="28.36798706" calcext:value-type="float">
            <text:p>28,36798706</text:p>
          </table:table-cell>
          <table:table-cell office:value-type="float" office:value="28.50464165" calcext:value-type="float">
            <text:p>28,50464165</text:p>
          </table:table-cell>
          <table:table-cell office:value-type="float" office:value="28.9812891" calcext:value-type="float">
            <text:p>28,9812891</text:p>
          </table:table-cell>
          <table:table-cell office:value-type="float" office:value="29.04658497" calcext:value-type="float">
            <text:p>29,04658497</text:p>
          </table:table-cell>
          <table:table-cell office:value-type="float" office:value="29.20475334" calcext:value-type="float">
            <text:p>29,20475334</text:p>
          </table:table-cell>
          <table:table-cell office:value-type="float" office:value="29.44980188" calcext:value-type="float">
            <text:p>29,44980188</text:p>
          </table:table-cell>
          <table:table-cell office:value-type="float" office:value="29.41087672" calcext:value-type="float">
            <text:p>29,41087672</text:p>
          </table:table-cell>
        </table:table-row>
        <table:table-row table:style-name="ro1">
          <table:table-cell office:value-type="string" calcext:value-type="string">
            <text:p>cpu-time (for complete test-set) StdDev</text:p>
          </table:table-cell>
          <table:table-cell office:value-type="float" office:value="1.83612744509291" calcext:value-type="float">
            <text:p>1,8361274451</text:p>
          </table:table-cell>
          <table:table-cell office:value-type="float" office:value="1.7641645114094" calcext:value-type="float">
            <text:p>1,7641645114</text:p>
          </table:table-cell>
          <table:table-cell office:value-type="float" office:value="1.43098201065845" calcext:value-type="float">
            <text:p>1,4309820107</text:p>
          </table:table-cell>
          <table:table-cell office:value-type="float" office:value="1.6124512344818" calcext:value-type="float">
            <text:p>1,6124512345</text:p>
          </table:table-cell>
          <table:table-cell office:value-type="float" office:value="1.57191902447393" calcext:value-type="float">
            <text:p>1,5719190245</text:p>
          </table:table-cell>
          <table:table-cell office:value-type="float" office:value="1.84242692563848" calcext:value-type="float">
            <text:p>1,8424269256</text:p>
          </table:table-cell>
          <table:table-cell office:value-type="float" office:value="1.76023933705014" calcext:value-type="float">
            <text:p>1,7602393371</text:p>
          </table:table-cell>
          <table:table-cell office:value-type="float" office:value="1.63035954528834" calcext:value-type="float">
            <text:p>1,6303595453</text:p>
          </table:table-cell>
          <table:table-cell office:value-type="float" office:value="1.95474503057258" calcext:value-type="float">
            <text:p>1,9547450306</text:p>
          </table:table-cell>
          <table:table-cell office:value-type="float" office:value="2.02202666743182" calcext:value-type="float">
            <text:p>2,0220266674</text:p>
          </table:table-cell>
          <table:table-cell office:value-type="float" office:value="1.93981234495496" calcext:value-type="float">
            <text:p>1,939812345</text:p>
          </table:table-cell>
          <table:table-cell office:value-type="float" office:value="1.97859244096517" calcext:value-type="float">
            <text:p>1,978592441</text:p>
          </table:table-cell>
          <table:table-cell office:value-type="float" office:value="1.80875686144276" calcext:value-type="float">
            <text:p>1,8087568614</text:p>
          </table:table-cell>
        </table:table-row>
        <table:table-row table:style-name="ro1">
          <table:table-cell office:value-type="string" calcext:value-type="string">
            <text:p>training-siz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00" calcext:value-type="float">
            <text:p>500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650" calcext:value-type="float">
            <text:p>650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training-size StdDev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-size</text:p>
          </table:table-cell>
          <table:table-cell table:number-columns-repeated="13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est-size StdDev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office:value-type="string" calcext:value-type="string">
            <text:p>Gesam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ro-avg. Gesam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kro-avg. POS/NEG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4:23:36.295870602</dc:date>
    <meta:generator>LibreOffice/4.2.8.2$Linux_X86_64 LibreOffice_project/420m0$Build-2</meta:generator>
    <meta:editing-duration>PT5M56S</meta:editing-duration>
    <meta:editing-cycles>3</meta:editing-cycles>
    <meta:document-statistic meta:table-count="1" meta:cell-count="4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2:Tabelle1.N2" chart:error-lower-range="Tabelle1.B2:Tabelle1.N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2:Tabelle1.N2" chart:error-lower-range="Tabelle1.B2:Tabelle1.N2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4:Tabelle1.N4" chart:error-lower-range="Tabelle1.B4:Tabelle1.N4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4:Tabelle1.N4" chart:error-lower-range="Tabelle1.B4:Tabelle1.N4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Tabelle1.B6:Tabelle1.N6" chart:error-lower-range="Tabelle1.B6:Tabelle1.N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6:Tabelle1.N6" chart:error-lower-range="Tabelle1.B6:Tabelle1.N6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103cm" svg:height="12.484cm" xlink:href=".." xlink:type="simple" chart:class="chart:line" chart:style-name="ch1">
        <chart:title svg:x="8.153cm" svg:y="0.385cm" chart:style-name="ch2">
          <text:p>Einfluss auf Abdeckung</text:p>
        </chart:title>
        <chart:subtitle svg:x="3.059cm" svg:y="1.439cm" chart:style-name="ch3">
          <text:p>additiv steigender Trainingsdatensatz, kein POS, feste Testdaten: 300 (100 pro Klasse)</text:p>
        </chart:subtitle>
        <chart:legend chart:legend-position="end" svg:x="16.346cm" svg:y="5.445cm" style:legend-expansion="high" chart:style-name="ch4"/>
        <chart:plot-area chart:style-name="ch5" table:cell-range-address="Tabelle1.B29:Tabelle1.N29 Tabelle1.A38:Tabelle1.A40 Tabelle1.B1:Tabelle1.N1 Tabelle1.B3:Tabelle1.N3 Tabelle1.B5:Tabelle1.N5" chart:data-source-has-labels="both" svg:x="1.433cm" svg:y="2.397cm" svg:width="14.491cm" svg:height="8.857cm">
          <chartooo:coordinate-region svg:x="2.531cm" svg:y="2.596cm" svg:width="13.113cm" svg:height="8.011cm"/>
          <chart:axis chart:dimension="x" chart:name="primary-x" chart:style-name="ch6" chartooo:axis-type="auto">
            <chartooo:date-scale/>
            <chart:title svg:x="6.742cm" svg:y="11.503cm" chart:style-name="ch7">
              <text:p>Anzahl der Trainingsdaten</text:p>
            </chart:title>
            <chart:categories table:cell-range-address="Tabelle1.B29:Tabelle1.N29"/>
          </chart:axis>
          <chart:axis chart:dimension="y" chart:name="primary-y" chart:style-name="ch6">
            <chart:title svg:x="0.451cm" svg:y="8.06cm" chart:style-name="ch8">
              <text:p>Abdeckung in %</text:p>
            </chart:title>
            <chart:grid chart:style-name="ch9" chart:class="major"/>
          </chart:axis>
          <chart:series chart:style-name="ch10" chart:values-cell-range-address="Tabelle1.B1:Tabelle1.N1" chart:label-cell-address="Tabelle1.A38:Tabelle1.A38" chart:class="chart:line">
            <chart:error-indicator chart:style-name="ch11" chart:dimension="y"/>
            <chart:data-point chart:repeated="13"/>
          </chart:series>
          <chart:series chart:style-name="ch12" chart:values-cell-range-address="Tabelle1.B3:Tabelle1.N3" chart:label-cell-address="Tabelle1.A39:Tabelle1.A39" chart:class="chart:line">
            <chart:error-indicator chart:style-name="ch13" chart:dimension="y"/>
            <chart:data-point chart:repeated="13"/>
          </chart:series>
          <chart:series chart:style-name="ch14" chart:values-cell-range-address="Tabelle1.B5:Tabelle1.N5" chart:label-cell-address="Tabelle1.A40:Tabelle1.A40" chart:class="chart:line">
            <chart:error-indicator chart:style-name="ch15" chart:dimension="y"/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N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A38:Tabelle1.A38</svg:desc>
                </draw:g>
              </table:table-cell>
              <table:table-cell office:value-type="float" office:value="0.960066666666666">
                <text:p>0.960066666666666</text:p>
                <draw:g>
                  <svg:desc>Tabelle1.B1:Tabelle1.N1</svg:desc>
                </draw:g>
              </table:table-cell>
              <table:table-cell office:value-type="float" office:value="0.960466666666666">
                <text:p>0.960466666666666</text:p>
              </table:table-cell>
              <table:table-cell office:value-type="float" office:value="0.960833333333333">
                <text:p>0.960833333333333</text:p>
              </table:table-cell>
              <table:table-cell office:value-type="float" office:value="0.961066666666666">
                <text:p>0.961066666666666</text:p>
              </table:table-cell>
              <table:table-cell office:value-type="float" office:value="0.961266666666666">
                <text:p>0.961266666666666</text:p>
              </table:table-cell>
              <table:table-cell office:value-type="float" office:value="0.961366666666666">
                <text:p>0.961366666666666</text:p>
              </table:table-cell>
              <table:table-cell office:value-type="float" office:value="0.961566666666666">
                <text:p>0.961566666666666</text:p>
              </table:table-cell>
              <table:table-cell office:value-type="float" office:value="0.961666666666666">
                <text:p>0.961666666666666</text:p>
              </table:table-cell>
              <table:table-cell office:value-type="float" office:value="0.961733333333333">
                <text:p>0.961733333333333</text:p>
              </table:table-cell>
              <table:table-cell office:value-type="float" office:value="0.961799999999999">
                <text:p>0.961799999999999</text:p>
              </table:table-cell>
              <table:table-cell office:value-type="float" office:value="0.961866666666666">
                <text:p>0.961866666666666</text:p>
              </table:table-cell>
              <table:table-cell office:value-type="float" office:value="0.961999999999999">
                <text:p>0.961999999999999</text:p>
              </table:table-cell>
              <table:table-cell office:value-type="float" office:value="0.962133333333333">
                <text:p>0.962133333333333</text:p>
              </table:table-cell>
            </table:table-row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0959306708133203">
                <text:p>0.00959306708133203</text:p>
                <draw:g>
                  <svg:desc>Tabelle1.B2:Tabelle1.N2</svg:desc>
                </draw:g>
              </table:table-cell>
              <table:table-cell office:value-type="float" office:value="0.00968667382704971">
                <text:p>0.00968667382704971</text:p>
              </table:table-cell>
              <table:table-cell office:value-type="float" office:value="0.009539039049782">
                <text:p>0.009539039049782</text:p>
              </table:table-cell>
              <table:table-cell office:value-type="float" office:value="0.0094266618090368">
                <text:p>0.0094266618090368</text:p>
              </table:table-cell>
              <table:table-cell office:value-type="float" office:value="0.00949664717253626">
                <text:p>0.00949664717253626</text:p>
              </table:table-cell>
              <table:table-cell office:value-type="float" office:value="0.00946486206539468">
                <text:p>0.00946486206539468</text:p>
              </table:table-cell>
              <table:table-cell office:value-type="float" office:value="0.00946912994935413">
                <text:p>0.00946912994935413</text:p>
              </table:table-cell>
              <table:table-cell office:value-type="float" office:value="0.00943404061547626">
                <text:p>0.00943404061547626</text:p>
              </table:table-cell>
              <table:table-cell office:value-type="float" office:value="0.00942189822198794">
                <text:p>0.00942189822198794</text:p>
              </table:table-cell>
              <table:table-cell office:value-type="float" office:value="0.00944497918866413">
                <text:p>0.00944497918866413</text:p>
              </table:table-cell>
              <table:table-cell office:value-type="float" office:value="0.0094793768707962">
                <text:p>0.0094793768707962</text:p>
              </table:table-cell>
              <table:table-cell office:value-type="float" office:value="0.00939231005746128">
                <text:p>0.00939231005746128</text:p>
              </table:table-cell>
              <table:table-cell office:value-type="float" office:value="0.00933862283975587">
                <text:p>0.00933862283975587</text:p>
              </table:table-cell>
            </table:table-row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0.00959306708133203">
                <text:p>0.00959306708133203</text:p>
                <draw:g>
                  <svg:desc>Tabelle1.B2:Tabelle1.N2</svg:desc>
                </draw:g>
              </table:table-cell>
              <table:table-cell office:value-type="float" office:value="0.00968667382704971">
                <text:p>0.00968667382704971</text:p>
              </table:table-cell>
              <table:table-cell office:value-type="float" office:value="0.009539039049782">
                <text:p>0.009539039049782</text:p>
              </table:table-cell>
              <table:table-cell office:value-type="float" office:value="0.0094266618090368">
                <text:p>0.0094266618090368</text:p>
              </table:table-cell>
              <table:table-cell office:value-type="float" office:value="0.00949664717253626">
                <text:p>0.00949664717253626</text:p>
              </table:table-cell>
              <table:table-cell office:value-type="float" office:value="0.00946486206539468">
                <text:p>0.00946486206539468</text:p>
              </table:table-cell>
              <table:table-cell office:value-type="float" office:value="0.00946912994935413">
                <text:p>0.00946912994935413</text:p>
              </table:table-cell>
              <table:table-cell office:value-type="float" office:value="0.00943404061547626">
                <text:p>0.00943404061547626</text:p>
              </table:table-cell>
              <table:table-cell office:value-type="float" office:value="0.00942189822198794">
                <text:p>0.00942189822198794</text:p>
              </table:table-cell>
              <table:table-cell office:value-type="float" office:value="0.00944497918866413">
                <text:p>0.00944497918866413</text:p>
              </table:table-cell>
              <table:table-cell office:value-type="float" office:value="0.0094793768707962">
                <text:p>0.0094793768707962</text:p>
              </table:table-cell>
              <table:table-cell office:value-type="float" office:value="0.00939231005746128">
                <text:p>0.00939231005746128</text:p>
              </table:table-cell>
              <table:table-cell office:value-type="float" office:value="0.00933862283975587">
                <text:p>0.00933862283975587</text:p>
              </table:table-cell>
            </table:table-row>
            <table:table-row>
              <table:table-cell office:value-type="string">
                <text:p>Makro-avg. Gesamt</text:p>
                <draw:g>
                  <svg:desc>Tabelle1.A39:Tabelle1.A39</svg:desc>
                </draw:g>
              </table:table-cell>
              <table:table-cell office:value-type="float" office:value="0.957057649937238">
                <text:p>0.957057649937238</text:p>
                <draw:g>
                  <svg:desc>Tabelle1.B3:Tabelle1.N3</svg:desc>
                </draw:g>
              </table:table-cell>
              <table:table-cell office:value-type="float" office:value="0.957312755507964">
                <text:p>0.957312755507964</text:p>
              </table:table-cell>
              <table:table-cell office:value-type="float" office:value="0.957517763793871">
                <text:p>0.957517763793871</text:p>
              </table:table-cell>
              <table:table-cell office:value-type="float" office:value="0.957678950430203">
                <text:p>0.957678950430203</text:p>
              </table:table-cell>
              <table:table-cell office:value-type="float" office:value="0.957821007444907">
                <text:p>0.957821007444907</text:p>
              </table:table-cell>
              <table:table-cell office:value-type="float" office:value="0.957875851896458">
                <text:p>0.957875851896458</text:p>
              </table:table-cell>
              <table:table-cell office:value-type="float" office:value="0.958016850300724">
                <text:p>0.958016850300724</text:p>
              </table:table-cell>
              <table:table-cell office:value-type="float" office:value="0.95807111965874">
                <text:p>0.95807111965874</text:p>
              </table:table-cell>
              <table:table-cell office:value-type="float" office:value="0.958137154912621">
                <text:p>0.958137154912621</text:p>
              </table:table-cell>
              <table:table-cell office:value-type="float" office:value="0.958204731468345">
                <text:p>0.958204731468345</text:p>
              </table:table-cell>
              <table:table-cell office:value-type="float" office:value="0.958241769648536">
                <text:p>0.958241769648536</text:p>
              </table:table-cell>
              <table:table-cell office:value-type="float" office:value="0.958341467294094">
                <text:p>0.958341467294094</text:p>
              </table:table-cell>
              <table:table-cell office:value-type="float" office:value="0.958472754125767">
                <text:p>0.958472754125767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134620026084566">
                <text:p>0.0134620026084566</text:p>
                <draw:g>
                  <svg:desc>Tabelle1.B4:Tabelle1.N4</svg:desc>
                </draw:g>
              </table:table-cell>
              <table:table-cell office:value-type="float" office:value="0.0134732601441808">
                <text:p>0.0134732601441808</text:p>
              </table:table-cell>
              <table:table-cell office:value-type="float" office:value="0.0134000013793014">
                <text:p>0.0134000013793014</text:p>
              </table:table-cell>
              <table:table-cell office:value-type="float" office:value="0.0133736754433456">
                <text:p>0.0133736754433456</text:p>
              </table:table-cell>
              <table:table-cell office:value-type="float" office:value="0.0134337221919216">
                <text:p>0.0134337221919216</text:p>
              </table:table-cell>
              <table:table-cell office:value-type="float" office:value="0.0134154276488717">
                <text:p>0.0134154276488717</text:p>
              </table:table-cell>
              <table:table-cell office:value-type="float" office:value="0.0134569258111709">
                <text:p>0.0134569258111709</text:p>
              </table:table-cell>
              <table:table-cell office:value-type="float" office:value="0.0134478445982999">
                <text:p>0.0134478445982999</text:p>
              </table:table-cell>
              <table:table-cell office:value-type="float" office:value="0.0134109006124425">
                <text:p>0.0134109006124425</text:p>
              </table:table-cell>
              <table:table-cell office:value-type="float" office:value="0.013457146462641">
                <text:p>0.013457146462641</text:p>
              </table:table-cell>
              <table:table-cell office:value-type="float" office:value="0.0134868934967306">
                <text:p>0.0134868934967306</text:p>
              </table:table-cell>
              <table:table-cell office:value-type="float" office:value="0.0133938135431166">
                <text:p>0.0133938135431166</text:p>
              </table:table-cell>
              <table:table-cell office:value-type="float" office:value="0.013334396276033">
                <text:p>0.013334396276033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0.0134620026084566">
                <text:p>0.0134620026084566</text:p>
                <draw:g>
                  <svg:desc>Tabelle1.B4:Tabelle1.N4</svg:desc>
                </draw:g>
              </table:table-cell>
              <table:table-cell office:value-type="float" office:value="0.0134732601441808">
                <text:p>0.0134732601441808</text:p>
              </table:table-cell>
              <table:table-cell office:value-type="float" office:value="0.0134000013793014">
                <text:p>0.0134000013793014</text:p>
              </table:table-cell>
              <table:table-cell office:value-type="float" office:value="0.0133736754433456">
                <text:p>0.0133736754433456</text:p>
              </table:table-cell>
              <table:table-cell office:value-type="float" office:value="0.0134337221919216">
                <text:p>0.0134337221919216</text:p>
              </table:table-cell>
              <table:table-cell office:value-type="float" office:value="0.0134154276488717">
                <text:p>0.0134154276488717</text:p>
              </table:table-cell>
              <table:table-cell office:value-type="float" office:value="0.0134569258111709">
                <text:p>0.0134569258111709</text:p>
              </table:table-cell>
              <table:table-cell office:value-type="float" office:value="0.0134478445982999">
                <text:p>0.0134478445982999</text:p>
              </table:table-cell>
              <table:table-cell office:value-type="float" office:value="0.0134109006124425">
                <text:p>0.0134109006124425</text:p>
              </table:table-cell>
              <table:table-cell office:value-type="float" office:value="0.013457146462641">
                <text:p>0.013457146462641</text:p>
              </table:table-cell>
              <table:table-cell office:value-type="float" office:value="0.0134868934967306">
                <text:p>0.0134868934967306</text:p>
              </table:table-cell>
              <table:table-cell office:value-type="float" office:value="0.0133938135431166">
                <text:p>0.0133938135431166</text:p>
              </table:table-cell>
              <table:table-cell office:value-type="float" office:value="0.013334396276033">
                <text:p>0.013334396276033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40:Tabelle1.A40</svg:desc>
                </draw:g>
              </table:table-cell>
              <table:table-cell office:value-type="float" office:value="0.952765252679172">
                <text:p>0.952765252679172</text:p>
                <draw:g>
                  <svg:desc>Tabelle1.B5:Tabelle1.N5</svg:desc>
                </draw:g>
              </table:table-cell>
              <table:table-cell office:value-type="float" office:value="0.952843377679172">
                <text:p>0.952843377679172</text:p>
              </table:table-cell>
              <table:table-cell office:value-type="float" office:value="0.952843377679172">
                <text:p>0.952843377679172</text:p>
              </table:table-cell>
              <table:table-cell office:value-type="float" office:value="0.952918004544843">
                <text:p>0.952918004544843</text:p>
              </table:table-cell>
              <table:table-cell office:value-type="float" office:value="0.952993762120601">
                <text:p>0.952993762120601</text:p>
              </table:table-cell>
              <table:table-cell office:value-type="float" office:value="0.952993762120601">
                <text:p>0.952993762120601</text:p>
              </table:table-cell>
              <table:table-cell office:value-type="float" office:value="0.953060428787268">
                <text:p>0.953060428787268</text:p>
              </table:table-cell>
              <table:table-cell office:value-type="float" office:value="0.953060428787268">
                <text:p>0.953060428787268</text:p>
              </table:table-cell>
              <table:table-cell office:value-type="float" office:value="0.953131857358696">
                <text:p>0.953131857358696</text:p>
              </table:table-cell>
              <table:table-cell office:value-type="float" office:value="0.953206484224368">
                <text:p>0.953206484224368</text:p>
              </table:table-cell>
              <table:table-cell office:value-type="float" office:value="0.953206484224368">
                <text:p>0.953206484224368</text:p>
              </table:table-cell>
              <table:table-cell office:value-type="float" office:value="0.953274977375053">
                <text:p>0.953274977375053</text:p>
              </table:table-cell>
              <table:table-cell office:value-type="float" office:value="0.953415173453484">
                <text:p>0.953415173453484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201512917724926">
                <text:p>0.0201512917724926</text:p>
                <draw:g>
                  <svg:desc>Tabelle1.B6:Tabelle1.N6</svg:desc>
                </draw:g>
              </table:table-cell>
              <table:table-cell office:value-type="float" office:value="0.0200923398117452">
                <text:p>0.0200923398117452</text:p>
              </table:table-cell>
              <table:table-cell office:value-type="float" office:value="0.0200923398117452">
                <text:p>0.0200923398117452</text:p>
              </table:table-cell>
              <table:table-cell office:value-type="float" office:value="0.0201927636744051">
                <text:p>0.0201927636744051</text:p>
              </table:table-cell>
              <table:table-cell office:value-type="float" office:value="0.0202664661569379">
                <text:p>0.0202664661569379</text:p>
              </table:table-cell>
              <table:table-cell office:value-type="float" office:value="0.0202664661569379">
                <text:p>0.0202664661569379</text:p>
              </table:table-cell>
              <table:table-cell office:value-type="float" office:value="0.020322784345667">
                <text:p>0.020322784345667</text:p>
              </table:table-cell>
              <table:table-cell office:value-type="float" office:value="0.020322784345667">
                <text:p>0.020322784345667</text:p>
              </table:table-cell>
              <table:table-cell office:value-type="float" office:value="0.0202780774786703">
                <text:p>0.0202780774786703</text:p>
              </table:table-cell>
              <table:table-cell office:value-type="float" office:value="0.0203745785161529">
                <text:p>0.0203745785161529</text:p>
              </table:table-cell>
              <table:table-cell office:value-type="float" office:value="0.0203745785161529">
                <text:p>0.0203745785161529</text:p>
              </table:table-cell>
              <table:table-cell office:value-type="float" office:value="0.0202340587761665">
                <text:p>0.0202340587761665</text:p>
              </table:table-cell>
              <table:table-cell office:value-type="float" office:value="0.0201259247090189">
                <text:p>0.0201259247090189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0.0201512917724926">
                <text:p>0.0201512917724926</text:p>
                <draw:g>
                  <svg:desc>Tabelle1.B6:Tabelle1.N6</svg:desc>
                </draw:g>
              </table:table-cell>
              <table:table-cell office:value-type="float" office:value="0.0200923398117452">
                <text:p>0.0200923398117452</text:p>
              </table:table-cell>
              <table:table-cell office:value-type="float" office:value="0.0200923398117452">
                <text:p>0.0200923398117452</text:p>
              </table:table-cell>
              <table:table-cell office:value-type="float" office:value="0.0201927636744051">
                <text:p>0.0201927636744051</text:p>
              </table:table-cell>
              <table:table-cell office:value-type="float" office:value="0.0202664661569379">
                <text:p>0.0202664661569379</text:p>
              </table:table-cell>
              <table:table-cell office:value-type="float" office:value="0.0202664661569379">
                <text:p>0.0202664661569379</text:p>
              </table:table-cell>
              <table:table-cell office:value-type="float" office:value="0.020322784345667">
                <text:p>0.020322784345667</text:p>
              </table:table-cell>
              <table:table-cell office:value-type="float" office:value="0.020322784345667">
                <text:p>0.020322784345667</text:p>
              </table:table-cell>
              <table:table-cell office:value-type="float" office:value="0.0202780774786703">
                <text:p>0.0202780774786703</text:p>
              </table:table-cell>
              <table:table-cell office:value-type="float" office:value="0.0203745785161529">
                <text:p>0.0203745785161529</text:p>
              </table:table-cell>
              <table:table-cell office:value-type="float" office:value="0.0203745785161529">
                <text:p>0.0203745785161529</text:p>
              </table:table-cell>
              <table:table-cell office:value-type="float" office:value="0.0202340587761665">
                <text:p>0.0202340587761665</text:p>
              </table:table-cell>
              <table:table-cell office:value-type="float" office:value="0.0201259247090189">
                <text:p>0.02012592470901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B8:Tabelle1.N8" chart:error-lower-range="Tabelle1.B8:Tabelle1.N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B8:Tabelle1.N8" chart:error-lower-range="Tabelle1.B8:Tabelle1.N8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Tabelle1.B10:Tabelle1.N10" chart:error-lower-range="Tabelle1.B10:Tabelle1.N10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B10:Tabelle1.N10" chart:error-lower-range="Tabelle1.B10:Tabelle1.N10" char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Tabelle1.B12:Tabelle1.N12" chart:error-lower-range="Tabelle1.B12:Tabelle1.N12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B12:Tabelle1.N12" chart:error-lower-range="Tabelle1.B12:Tabelle1.N12" chart:std-weight="1"/>
      <style:graphic-properties draw:stroke="solid" svg:stroke-width="0cm" svg:stroke-color="#00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801cm" svg:height="12.326cm" xlink:href=".." xlink:type="simple" chart:class="chart:line" chart:style-name="ch1">
        <chart:title svg:x="7.552cm" svg:y="0.382cm" chart:style-name="ch2">
          <text:p>Einfluss auf die Genauigkeit</text:p>
        </chart:title>
        <chart:subtitle svg:x="2.789cm" svg:y="1.433cm" chart:style-name="ch3">
          <text:p>additiv steigende Trainingsdaten, kein POS, feste Testdaten: 300 Stück (100 pro Klasse)</text:p>
        </chart:subtitle>
        <chart:legend chart:legend-position="end" svg:x="16.044cm" svg:y="5.366cm" style:legend-expansion="high" chart:style-name="ch4"/>
        <chart:plot-area chart:style-name="ch5" table:cell-range-address="Tabelle1.B29:Tabelle1.N29 Tabelle1.A38:Tabelle1.A40 Tabelle1.B7:Tabelle1.N7 Tabelle1.B9:Tabelle1.N9 Tabelle1.B11:Tabelle1.N11" chart:data-source-has-labels="both" svg:x="1.427cm" svg:y="2.388cm" svg:width="14.201cm" svg:height="8.711cm">
          <chartooo:coordinate-region svg:x="2.154cm" svg:y="2.588cm" svg:width="13.194cm" svg:height="7.864cm"/>
          <chart:axis chart:dimension="x" chart:name="primary-x" chart:style-name="ch6" chartooo:axis-type="auto">
            <chartooo:date-scale/>
            <chart:title svg:x="6.591cm" svg:y="11.345cm" chart:style-name="ch7">
              <text:p>Anzahl der Trainingsdaten</text:p>
            </chart:title>
            <chart:categories table:cell-range-address="Tabelle1.B29:Tabelle1.N29"/>
          </chart:axis>
          <chart:axis chart:dimension="y" chart:name="primary-y" chart:style-name="ch6">
            <chart:title svg:x="0.451cm" svg:y="8.031cm" chart:style-name="ch8">
              <text:p>Genauigkeit in %</text:p>
            </chart:title>
            <chart:grid chart:style-name="ch9" chart:class="major"/>
          </chart:axis>
          <chart:series chart:style-name="ch10" chart:values-cell-range-address="Tabelle1.B7:Tabelle1.N7" chart:label-cell-address="Tabelle1.A38:Tabelle1.A38" chart:class="chart:line">
            <chart:error-indicator chart:style-name="ch11" chart:dimension="y"/>
            <chart:data-point chart:repeated="13"/>
          </chart:series>
          <chart:series chart:style-name="ch12" chart:values-cell-range-address="Tabelle1.B9:Tabelle1.N9" chart:label-cell-address="Tabelle1.A39:Tabelle1.A39" chart:class="chart:line">
            <chart:error-indicator chart:style-name="ch13" chart:dimension="y"/>
            <chart:data-point chart:repeated="13"/>
          </chart:series>
          <chart:series chart:style-name="ch14" chart:values-cell-range-address="Tabelle1.B11:Tabelle1.N11" chart:label-cell-address="Tabelle1.A40:Tabelle1.A40" chart:class="chart:line">
            <chart:error-indicator chart:style-name="ch15" chart:dimension="y"/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Tabelle1.B29:Tabelle1.N29</svg:desc>
                </draw:g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9">
                <text:p>710</text:p>
              </table:table-cell>
            </table:table-row>
          </table:table-header-rows>
          <table:table-rows>
            <table:table-row>
              <table:table-cell office:value-type="string">
                <text:p>Gesamt</text:p>
                <draw:g>
                  <svg:desc>Tabelle1.A38:Tabelle1.A38</svg:desc>
                </draw:g>
              </table:table-cell>
              <table:table-cell office:value-type="float" office:value="0.610667695292547">
                <text:p>0.610667695292547</text:p>
                <draw:g>
                  <svg:desc>Tabelle1.B7:Tabelle1.N7</svg:desc>
                </draw:g>
              </table:table-cell>
              <table:table-cell office:value-type="float" office:value="0.616327140939221">
                <text:p>0.616327140939221</text:p>
              </table:table-cell>
              <table:table-cell office:value-type="float" office:value="0.617230210004832">
                <text:p>0.617230210004832</text:p>
              </table:table-cell>
              <table:table-cell office:value-type="float" office:value="0.618991328795642">
                <text:p>0.618991328795642</text:p>
              </table:table-cell>
              <table:table-cell office:value-type="float" office:value="0.620039677919943">
                <text:p>0.620039677919943</text:p>
              </table:table-cell>
              <table:table-cell office:value-type="float" office:value="0.620216735209796">
                <text:p>0.620216735209796</text:p>
              </table:table-cell>
              <table:table-cell office:value-type="float" office:value="0.620366360754385">
                <text:p>0.620366360754385</text:p>
              </table:table-cell>
              <table:table-cell office:value-type="float" office:value="0.620582077187766">
                <text:p>0.620582077187766</text:p>
              </table:table-cell>
              <table:table-cell office:value-type="float" office:value="0.621815296540774">
                <text:p>0.621815296540774</text:p>
              </table:table-cell>
              <table:table-cell office:value-type="float" office:value="0.622393853430849">
                <text:p>0.622393853430849</text:p>
              </table:table-cell>
              <table:table-cell office:value-type="float" office:value="0.622703131661118">
                <text:p>0.622703131661118</text:p>
              </table:table-cell>
              <table:table-cell office:value-type="float" office:value="0.622823130262648">
                <text:p>0.622823130262648</text:p>
              </table:table-cell>
              <table:table-cell office:value-type="float" office:value="0.623120894853746">
                <text:p>0.623120894853746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44515478353351">
                <text:p>0.044515478353351</text:p>
                <draw:g>
                  <svg:desc>Tabelle1.B8:Tabelle1.N8</svg:desc>
                </draw:g>
              </table:table-cell>
              <table:table-cell office:value-type="float" office:value="0.0273380255124954">
                <text:p>0.0273380255124954</text:p>
              </table:table-cell>
              <table:table-cell office:value-type="float" office:value="0.0274552133328136">
                <text:p>0.0274552133328136</text:p>
              </table:table-cell>
              <table:table-cell office:value-type="float" office:value="0.0280433291968293">
                <text:p>0.0280433291968293</text:p>
              </table:table-cell>
              <table:table-cell office:value-type="float" office:value="0.0282256253936259">
                <text:p>0.0282256253936259</text:p>
              </table:table-cell>
              <table:table-cell office:value-type="float" office:value="0.0273253940080912">
                <text:p>0.0273253940080912</text:p>
              </table:table-cell>
              <table:table-cell office:value-type="float" office:value="0.0273398969221379">
                <text:p>0.0273398969221379</text:p>
              </table:table-cell>
              <table:table-cell office:value-type="float" office:value="0.0273717729481927">
                <text:p>0.0273717729481927</text:p>
              </table:table-cell>
              <table:table-cell office:value-type="float" office:value="0.026827925706684">
                <text:p>0.026827925706684</text:p>
              </table:table-cell>
              <table:table-cell office:value-type="float" office:value="0.027236518447479">
                <text:p>0.027236518447479</text:p>
              </table:table-cell>
              <table:table-cell office:value-type="float" office:value="0.0271944179200399">
                <text:p>0.0271944179200399</text:p>
              </table:table-cell>
              <table:table-cell office:value-type="float" office:value="0.0269556243556798">
                <text:p>0.0269556243556798</text:p>
              </table:table-cell>
              <table:table-cell office:value-type="float" office:value="0.0261588481374543">
                <text:p>0.0261588481374543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0.044515478353351">
                <text:p>0.044515478353351</text:p>
                <draw:g>
                  <svg:desc>Tabelle1.B8:Tabelle1.N8</svg:desc>
                </draw:g>
              </table:table-cell>
              <table:table-cell office:value-type="float" office:value="0.0273380255124954">
                <text:p>0.0273380255124954</text:p>
              </table:table-cell>
              <table:table-cell office:value-type="float" office:value="0.0274552133328136">
                <text:p>0.0274552133328136</text:p>
              </table:table-cell>
              <table:table-cell office:value-type="float" office:value="0.0280433291968293">
                <text:p>0.0280433291968293</text:p>
              </table:table-cell>
              <table:table-cell office:value-type="float" office:value="0.0282256253936259">
                <text:p>0.0282256253936259</text:p>
              </table:table-cell>
              <table:table-cell office:value-type="float" office:value="0.0273253940080912">
                <text:p>0.0273253940080912</text:p>
              </table:table-cell>
              <table:table-cell office:value-type="float" office:value="0.0273398969221379">
                <text:p>0.0273398969221379</text:p>
              </table:table-cell>
              <table:table-cell office:value-type="float" office:value="0.0273717729481927">
                <text:p>0.0273717729481927</text:p>
              </table:table-cell>
              <table:table-cell office:value-type="float" office:value="0.026827925706684">
                <text:p>0.026827925706684</text:p>
              </table:table-cell>
              <table:table-cell office:value-type="float" office:value="0.027236518447479">
                <text:p>0.027236518447479</text:p>
              </table:table-cell>
              <table:table-cell office:value-type="float" office:value="0.0271944179200399">
                <text:p>0.0271944179200399</text:p>
              </table:table-cell>
              <table:table-cell office:value-type="float" office:value="0.0269556243556798">
                <text:p>0.0269556243556798</text:p>
              </table:table-cell>
              <table:table-cell office:value-type="float" office:value="0.0261588481374543">
                <text:p>0.0261588481374543</text:p>
              </table:table-cell>
            </table:table-row>
            <table:table-row>
              <table:table-cell office:value-type="string">
                <text:p>Makro-avg. Gesamt</text:p>
                <draw:g>
                  <svg:desc>Tabelle1.A39:Tabelle1.A39</svg:desc>
                </draw:g>
              </table:table-cell>
              <table:table-cell office:value-type="float" office:value="0.359190430657379">
                <text:p>0.359190430657379</text:p>
                <draw:g>
                  <svg:desc>Tabelle1.B9:Tabelle1.N9</svg:desc>
                </draw:g>
              </table:table-cell>
              <table:table-cell office:value-type="float" office:value="0.363404904077044">
                <text:p>0.363404904077044</text:p>
              </table:table-cell>
              <table:table-cell office:value-type="float" office:value="0.36636707551303">
                <text:p>0.36636707551303</text:p>
              </table:table-cell>
              <table:table-cell office:value-type="float" office:value="0.370298194421998">
                <text:p>0.370298194421998</text:p>
              </table:table-cell>
              <table:table-cell office:value-type="float" office:value="0.372451615217692">
                <text:p>0.372451615217692</text:p>
              </table:table-cell>
              <table:table-cell office:value-type="float" office:value="0.373914403855378">
                <text:p>0.373914403855378</text:p>
              </table:table-cell>
              <table:table-cell office:value-type="float" office:value="0.375030346040631">
                <text:p>0.375030346040631</text:p>
              </table:table-cell>
              <table:table-cell office:value-type="float" office:value="0.37607214126591">
                <text:p>0.37607214126591</text:p>
              </table:table-cell>
              <table:table-cell office:value-type="float" office:value="0.377839973849493">
                <text:p>0.377839973849493</text:p>
              </table:table-cell>
              <table:table-cell office:value-type="float" office:value="0.37907138978986">
                <text:p>0.37907138978986</text:p>
              </table:table-cell>
              <table:table-cell office:value-type="float" office:value="0.379624578556673">
                <text:p>0.379624578556673</text:p>
              </table:table-cell>
              <table:table-cell office:value-type="float" office:value="0.380190952219906">
                <text:p>0.380190952219906</text:p>
              </table:table-cell>
              <table:table-cell office:value-type="float" office:value="0.380847409905676">
                <text:p>0.380847409905676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153269863301333">
                <text:p>0.0153269863301333</text:p>
                <draw:g>
                  <svg:desc>Tabelle1.B10:Tabelle1.N10</svg:desc>
                </draw:g>
              </table:table-cell>
              <table:table-cell office:value-type="float" office:value="0.0141798587448845">
                <text:p>0.0141798587448845</text:p>
              </table:table-cell>
              <table:table-cell office:value-type="float" office:value="0.0154623269847463">
                <text:p>0.0154623269847463</text:p>
              </table:table-cell>
              <table:table-cell office:value-type="float" office:value="0.0148618294733748">
                <text:p>0.0148618294733748</text:p>
              </table:table-cell>
              <table:table-cell office:value-type="float" office:value="0.0146071059282433">
                <text:p>0.0146071059282433</text:p>
              </table:table-cell>
              <table:table-cell office:value-type="float" office:value="0.0144003825052096">
                <text:p>0.0144003825052096</text:p>
              </table:table-cell>
              <table:table-cell office:value-type="float" office:value="0.0146019205199136">
                <text:p>0.0146019205199136</text:p>
              </table:table-cell>
              <table:table-cell office:value-type="float" office:value="0.0148835880146227">
                <text:p>0.0148835880146227</text:p>
              </table:table-cell>
              <table:table-cell office:value-type="float" office:value="0.0147751817875332">
                <text:p>0.0147751817875332</text:p>
              </table:table-cell>
              <table:table-cell office:value-type="float" office:value="0.01495540272877">
                <text:p>0.01495540272877</text:p>
              </table:table-cell>
              <table:table-cell office:value-type="float" office:value="0.0149724870331526">
                <text:p>0.0149724870331526</text:p>
              </table:table-cell>
              <table:table-cell office:value-type="float" office:value="0.015468101142387">
                <text:p>0.015468101142387</text:p>
              </table:table-cell>
              <table:table-cell office:value-type="float" office:value="0.015010871537875">
                <text:p>0.015010871537875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0.0153269863301333">
                <text:p>0.0153269863301333</text:p>
                <draw:g>
                  <svg:desc>Tabelle1.B10:Tabelle1.N10</svg:desc>
                </draw:g>
              </table:table-cell>
              <table:table-cell office:value-type="float" office:value="0.0141798587448845">
                <text:p>0.0141798587448845</text:p>
              </table:table-cell>
              <table:table-cell office:value-type="float" office:value="0.0154623269847463">
                <text:p>0.0154623269847463</text:p>
              </table:table-cell>
              <table:table-cell office:value-type="float" office:value="0.0148618294733748">
                <text:p>0.0148618294733748</text:p>
              </table:table-cell>
              <table:table-cell office:value-type="float" office:value="0.0146071059282433">
                <text:p>0.0146071059282433</text:p>
              </table:table-cell>
              <table:table-cell office:value-type="float" office:value="0.0144003825052096">
                <text:p>0.0144003825052096</text:p>
              </table:table-cell>
              <table:table-cell office:value-type="float" office:value="0.0146019205199136">
                <text:p>0.0146019205199136</text:p>
              </table:table-cell>
              <table:table-cell office:value-type="float" office:value="0.0148835880146227">
                <text:p>0.0148835880146227</text:p>
              </table:table-cell>
              <table:table-cell office:value-type="float" office:value="0.0147751817875332">
                <text:p>0.0147751817875332</text:p>
              </table:table-cell>
              <table:table-cell office:value-type="float" office:value="0.01495540272877">
                <text:p>0.01495540272877</text:p>
              </table:table-cell>
              <table:table-cell office:value-type="float" office:value="0.0149724870331526">
                <text:p>0.0149724870331526</text:p>
              </table:table-cell>
              <table:table-cell office:value-type="float" office:value="0.015468101142387">
                <text:p>0.015468101142387</text:p>
              </table:table-cell>
              <table:table-cell office:value-type="float" office:value="0.015010871537875">
                <text:p>0.015010871537875</text:p>
              </table:table-cell>
            </table:table-row>
            <table:table-row>
              <table:table-cell office:value-type="string">
                <text:p>Makro-avg. POS/NEG</text:p>
                <draw:g>
                  <svg:desc>Tabelle1.A40:Tabelle1.A40</svg:desc>
                </draw:g>
              </table:table-cell>
              <table:table-cell office:value-type="float" office:value="0.0495975712521956">
                <text:p>0.0495975712521956</text:p>
                <draw:g>
                  <svg:desc>Tabelle1.B11:Tabelle1.N11</svg:desc>
                </draw:g>
              </table:table-cell>
              <table:table-cell office:value-type="float" office:value="0.0519634335995895">
                <text:p>0.0519634335995895</text:p>
              </table:table-cell>
              <table:table-cell office:value-type="float" office:value="0.0580287470864377">
                <text:p>0.0580287470864377</text:p>
              </table:table-cell>
              <table:table-cell office:value-type="float" office:value="0.0648933416868362">
                <text:p>0.0648933416868362</text:p>
              </table:table-cell>
              <table:table-cell office:value-type="float" office:value="0.0685520205358126">
                <text:p>0.0685520205358126</text:p>
              </table:table-cell>
              <table:table-cell office:value-type="float" office:value="0.0718315674151099">
                <text:p>0.0718315674151099</text:p>
              </table:table-cell>
              <table:table-cell office:value-type="float" office:value="0.0742201428106389">
                <text:p>0.0742201428106389</text:p>
              </table:table-cell>
              <table:table-cell office:value-type="float" office:value="0.0764448381254601">
                <text:p>0.0764448381254601</text:p>
              </table:table-cell>
              <table:table-cell office:value-type="float" office:value="0.0790401609483779">
                <text:p>0.0790401609483779</text:p>
              </table:table-cell>
              <table:table-cell office:value-type="float" office:value="0.0811000091969234">
                <text:p>0.0811000091969234</text:p>
              </table:table-cell>
              <table:table-cell office:value-type="float" office:value="0.0819814454122135">
                <text:p>0.0819814454122135</text:p>
              </table:table-cell>
              <table:table-cell office:value-type="float" office:value="0.0831300550026629">
                <text:p>0.0831300550026629</text:p>
              </table:table-cell>
              <table:table-cell office:value-type="float" office:value="0.0842435900726348">
                <text:p>0.0842435900726348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510824757683581">
                <text:p>0.0510824757683581</text:p>
                <draw:g>
                  <svg:desc>Tabelle1.B12:Tabelle1.N12</svg:desc>
                </draw:g>
              </table:table-cell>
              <table:table-cell office:value-type="float" office:value="0.0229775834227993">
                <text:p>0.0229775834227993</text:p>
              </table:table-cell>
              <table:table-cell office:value-type="float" office:value="0.0246419866563875">
                <text:p>0.0246419866563875</text:p>
              </table:table-cell>
              <table:table-cell office:value-type="float" office:value="0.0230367124071262">
                <text:p>0.0230367124071262</text:p>
              </table:table-cell>
              <table:table-cell office:value-type="float" office:value="0.0222137296574186">
                <text:p>0.0222137296574186</text:p>
              </table:table-cell>
              <table:table-cell office:value-type="float" office:value="0.0215679551757009">
                <text:p>0.0215679551757009</text:p>
              </table:table-cell>
              <table:table-cell office:value-type="float" office:value="0.0215362467157289">
                <text:p>0.0215362467157289</text:p>
              </table:table-cell>
              <table:table-cell office:value-type="float" office:value="0.0221347551814817">
                <text:p>0.0221347551814817</text:p>
              </table:table-cell>
              <table:table-cell office:value-type="float" office:value="0.0220762037601392">
                <text:p>0.0220762037601392</text:p>
              </table:table-cell>
              <table:table-cell office:value-type="float" office:value="0.0224931803377347">
                <text:p>0.0224931803377347</text:p>
              </table:table-cell>
              <table:table-cell office:value-type="float" office:value="0.0226552591948365">
                <text:p>0.0226552591948365</text:p>
              </table:table-cell>
              <table:table-cell office:value-type="float" office:value="0.0234681291979051">
                <text:p>0.0234681291979051</text:p>
              </table:table-cell>
              <table:table-cell office:value-type="float" office:value="0.0231648071850365">
                <text:p>0.0231648071850365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0.0510824757683581">
                <text:p>0.0510824757683581</text:p>
                <draw:g>
                  <svg:desc>Tabelle1.B12:Tabelle1.N12</svg:desc>
                </draw:g>
              </table:table-cell>
              <table:table-cell office:value-type="float" office:value="0.0229775834227993">
                <text:p>0.0229775834227993</text:p>
              </table:table-cell>
              <table:table-cell office:value-type="float" office:value="0.0246419866563875">
                <text:p>0.0246419866563875</text:p>
              </table:table-cell>
              <table:table-cell office:value-type="float" office:value="0.0230367124071262">
                <text:p>0.0230367124071262</text:p>
              </table:table-cell>
              <table:table-cell office:value-type="float" office:value="0.0222137296574186">
                <text:p>0.0222137296574186</text:p>
              </table:table-cell>
              <table:table-cell office:value-type="float" office:value="0.0215679551757009">
                <text:p>0.0215679551757009</text:p>
              </table:table-cell>
              <table:table-cell office:value-type="float" office:value="0.0215362467157289">
                <text:p>0.0215362467157289</text:p>
              </table:table-cell>
              <table:table-cell office:value-type="float" office:value="0.0221347551814817">
                <text:p>0.0221347551814817</text:p>
              </table:table-cell>
              <table:table-cell office:value-type="float" office:value="0.0220762037601392">
                <text:p>0.0220762037601392</text:p>
              </table:table-cell>
              <table:table-cell office:value-type="float" office:value="0.0224931803377347">
                <text:p>0.0224931803377347</text:p>
              </table:table-cell>
              <table:table-cell office:value-type="float" office:value="0.0226552591948365">
                <text:p>0.0226552591948365</text:p>
              </table:table-cell>
              <table:table-cell office:value-type="float" office:value="0.0234681291979051">
                <text:p>0.0234681291979051</text:p>
              </table:table-cell>
              <table:table-cell office:value-type="float" office:value="0.0231648071850365">
                <text:p>0.02316480718503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